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10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127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es_Monoenergetic_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<text:s text:c="14"/>nu/v [m^-1]</text:p>
          </table:table-cell>
          <table:table-cell office:value-type="string" calcext:value-type="string">
            <text:p><text:s text:c="7"/>E_r/v [kV s /m^2]</text:p>
          </table:table-cell>
          <table:table-cell office:value-type="string" calcext:value-type="string">
            <text:p><text:s text:c="15"/>N_theta</text:p>
          </table:table-cell>
          <table:table-cell office:value-type="string" calcext:value-type="string">
            <text:p><text:s text:c="17"/>N_zeta</text:p>
          </table:table-cell>
          <table:table-cell office:value-type="string" calcext:value-type="string">
            <text:p><text:s text:c="19"/>N_xi</text:p>
          </table:table-cell>
          <table:table-cell office:value-type="string" calcext:value-type="string">
            <text:p><text:s text:c="19"/>D_11</text:p>
          </table:table-cell>
          <table:table-cell office:value-type="string" calcext:value-type="string">
            <text:p><text:s text:c="19"/>D_31</text:p>
          </table:table-cell>
          <table:table-cell office:value-type="string" calcext:value-type="string">
            <text:p><text:s text:c="19"/>D_13</text:p>
          </table:table-cell>
          <table:table-cell office:value-type="string" calcext:value-type="string">
            <text:p><text:s text:c="19"/>D_33</text:p>
          </table:table-cell>
          <table:table-cell office:value-type="string" calcext:value-type="string">
            <text:p><text:s text:c="11"/>D_33_Spitzer</text:p>
          </table:table-cell>
          <table:table-cell office:value-type="string" calcext:value-type="string">
            <text:p><text:s text:c="4"/>Wall-clock time [s]</text:p>
          </table:table-cell>
          <table:table-cell office:value-type="string" calcext:value-type="string">
            <text:p><text:s text:c="11"/>CPU time [s]</text:p>
          </table:table-cell>
          <table:table-cell table:number-columns-repeated="4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0.494125051926987" calcext:value-type="float">
            <text:p>0.494125051926987</text:p>
          </table:table-cell>
          <table:table-cell office:value-type="float" office:value="0.04522656839022" calcext:value-type="float">
            <text:p>0.04522656839022</text:p>
          </table:table-cell>
          <table:table-cell office:value-type="float" office:value="-0.0452266178528976" calcext:value-type="float">
            <text:p>-0.0452266178528976</text:p>
          </table:table-cell>
          <table:table-cell office:value-type="float" office:value="-21363.847061995" calcext:value-type="float">
            <text:p>-21363.84706199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40.3382" calcext:value-type="float">
            <text:p>140.3382</text:p>
          </table:table-cell>
          <table:table-cell office:value-type="float" office:value="139.882374" calcext:value-type="float">
            <text:p>139.882374</text:p>
          </table:table-cell>
          <table:table-cell table:formula="of:=[.F3]-[.F2]" office:value-type="float" office:value="-0.0431804078335805" calcext:value-type="float">
            <text:p>-0.0431804078335805</text:p>
          </table:table-cell>
          <table:table-cell table:formula="of:=[.G3]-[.G2]" office:value-type="float" office:value="0.073080482313798" calcext:value-type="float">
            <text:p>0.073080482313798</text:p>
          </table:table-cell>
          <table:table-cell table:formula="of:=[.H3]-[.H2]" office:value-type="float" office:value="-0.0730804816288701" calcext:value-type="float">
            <text:p>-0.0730804816288701</text:p>
          </table:table-cell>
          <table:table-cell table:formula="of:=[.I3]-[.I2]" office:value-type="float" office:value="-6083.27263504796" calcext:value-type="float">
            <text:p>-6083.2726350479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0.450944644093407" calcext:value-type="float">
            <text:p>0.450944644093407</text:p>
          </table:table-cell>
          <table:table-cell office:value-type="float" office:value="0.118307050704018" calcext:value-type="float">
            <text:p>0.118307050704018</text:p>
          </table:table-cell>
          <table:table-cell office:value-type="float" office:value="-0.118307099481768" calcext:value-type="float">
            <text:p>-0.118307099481768</text:p>
          </table:table-cell>
          <table:table-cell office:value-type="float" office:value="-27447.119697043" calcext:value-type="float">
            <text:p>-27447.11969704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69.8478" calcext:value-type="float">
            <text:p>269.8478</text:p>
          </table:table-cell>
          <table:table-cell office:value-type="float" office:value="269.064662" calcext:value-type="float">
            <text:p>269.064662</text:p>
          </table:table-cell>
          <table:table-cell table:formula="of:=[.F4]-[.F3]" office:value-type="float" office:value="-0.00857523394032983" calcext:value-type="float">
            <text:p>-0.00857523394032983</text:p>
          </table:table-cell>
          <table:table-cell table:formula="of:=[.G4]-[.G3]" office:value-type="float" office:value="-0.104167764441383" calcext:value-type="float">
            <text:p>-0.104167764441383</text:p>
          </table:table-cell>
          <table:table-cell table:formula="of:=[.H4]-[.H3]" office:value-type="float" office:value="0.104167839633454" calcext:value-type="float">
            <text:p>0.104167839633454</text:p>
          </table:table-cell>
          <table:table-cell table:formula="of:=[.I4]-[.I3]" office:value-type="float" office:value="-1947.08343063001" calcext:value-type="float">
            <text:p>-1947.0834306300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0.442369410153077" calcext:value-type="float">
            <text:p>0.442369410153077</text:p>
          </table:table-cell>
          <table:table-cell office:value-type="float" office:value="0.0141392862626355" calcext:value-type="float">
            <text:p>0.0141392862626355</text:p>
          </table:table-cell>
          <table:table-cell office:value-type="float" office:value="-0.0141392598483133" calcext:value-type="float">
            <text:p>-0.0141392598483133</text:p>
          </table:table-cell>
          <table:table-cell office:value-type="float" office:value="-29394.203127673" calcext:value-type="float">
            <text:p>-29394.20312767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99.7195" calcext:value-type="float">
            <text:p>399.7195</text:p>
          </table:table-cell>
          <table:table-cell office:value-type="float" office:value="398.563474" calcext:value-type="float">
            <text:p>398.563474</text:p>
          </table:table-cell>
          <table:table-cell table:formula="of:=[.F5]-[.F4]" office:value-type="float" office:value="-0.00407898651754268" calcext:value-type="float">
            <text:p>-0.00407898651754268</text:p>
          </table:table-cell>
          <table:table-cell table:formula="of:=[.G5]-[.G4]" office:value-type="float" office:value="0.00813409634058945" calcext:value-type="float">
            <text:p>0.00813409634058945</text:p>
          </table:table-cell>
          <table:table-cell table:formula="of:=[.H5]-[.H4]" office:value-type="float" office:value="-0.00813419832602323" calcext:value-type="float">
            <text:p>-0.00813419832602323</text:p>
          </table:table-cell>
          <table:table-cell table:formula="of:=[.I5]-[.I4]" office:value-type="float" office:value="-863.626851602989" calcext:value-type="float">
            <text:p>-863.62685160298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0.438290423635534" calcext:value-type="float">
            <text:p>0.438290423635534</text:p>
          </table:table-cell>
          <table:table-cell office:value-type="float" office:value="0.0222733826032249" calcext:value-type="float">
            <text:p>0.0222733826032249</text:p>
          </table:table-cell>
          <table:table-cell office:value-type="float" office:value="-0.0222734581743365" calcext:value-type="float">
            <text:p>-0.0222734581743365</text:p>
          </table:table-cell>
          <table:table-cell office:value-type="float" office:value="-30257.829979276" calcext:value-type="float">
            <text:p>-30257.82997927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529.4114" calcext:value-type="float">
            <text:p>529.4114</text:p>
          </table:table-cell>
          <table:table-cell office:value-type="float" office:value="527.878855" calcext:value-type="float">
            <text:p>527.878855</text:p>
          </table:table-cell>
          <table:table-cell table:formula="of:=[.F6]-[.F5]" office:value-type="float" office:value="-0.00255175524028711" calcext:value-type="float">
            <text:p>-0.00255175524028711</text:p>
          </table:table-cell>
          <table:table-cell table:formula="of:=[.G6]-[.G5]" office:value-type="float" office:value="0.027515980068773" calcext:value-type="float">
            <text:p>0.027515980068773</text:p>
          </table:table-cell>
          <table:table-cell table:formula="of:=[.H6]-[.H5]" office:value-type="float" office:value="-0.0275174461511061" calcext:value-type="float">
            <text:p>-0.0275174461511061</text:p>
          </table:table-cell>
          <table:table-cell table:formula="of:=[.I6]-[.I5]" office:value-type="float" office:value="-453.95901726227" calcext:value-type="float">
            <text:p>-453.9590172622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0.435738668395247" calcext:value-type="float">
            <text:p>0.435738668395247</text:p>
          </table:table-cell>
          <table:table-cell office:value-type="float" office:value="0.049789362671998" calcext:value-type="float">
            <text:p>0.049789362671998</text:p>
          </table:table-cell>
          <table:table-cell office:value-type="float" office:value="-0.0497909043254426" calcext:value-type="float">
            <text:p>-0.0497909043254426</text:p>
          </table:table-cell>
          <table:table-cell office:value-type="float" office:value="-30711.7889965383" calcext:value-type="float">
            <text:p>-30711.788996538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659.01" calcext:value-type="float">
            <text:p>659.01</text:p>
          </table:table-cell>
          <table:table-cell office:value-type="float" office:value="657.105257" calcext:value-type="float">
            <text:p>657.105257</text:p>
          </table:table-cell>
          <table:table-cell table:formula="of:=[.F7]-[.F6]" office:value-type="float" office:value="-0.00165289642618577" calcext:value-type="float">
            <text:p>-0.00165289642618577</text:p>
          </table:table-cell>
          <table:table-cell table:formula="of:=[.G7]-[.G6]" office:value-type="float" office:value="0.0114230330357777" calcext:value-type="float">
            <text:p>0.0114230330357777</text:p>
          </table:table-cell>
          <table:table-cell table:formula="of:=[.H7]-[.H6]" office:value-type="float" office:value="-0.0114230930885404" calcext:value-type="float">
            <text:p>-0.0114230930885404</text:p>
          </table:table-cell>
          <table:table-cell table:formula="of:=[.I7]-[.I6]" office:value-type="float" office:value="-265.615895056799" calcext:value-type="float">
            <text:p>-265.6158950567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0.434085771969061" calcext:value-type="float">
            <text:p>0.434085771969061</text:p>
          </table:table-cell>
          <table:table-cell office:value-type="float" office:value="0.0612123957077757" calcext:value-type="float">
            <text:p>0.0612123957077757</text:p>
          </table:table-cell>
          <table:table-cell office:value-type="float" office:value="-0.061213997413983" calcext:value-type="float">
            <text:p>-0.061213997413983</text:p>
          </table:table-cell>
          <table:table-cell office:value-type="float" office:value="-30977.4048915951" calcext:value-type="float">
            <text:p>-30977.404891595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788.6962" calcext:value-type="float">
            <text:p>788.6962</text:p>
          </table:table-cell>
          <table:table-cell office:value-type="float" office:value="786.41037" calcext:value-type="float">
            <text:p>786.41037</text:p>
          </table:table-cell>
          <table:table-cell table:formula="of:=[.F8]-[.F7]" office:value-type="float" office:value="-0.00107450945463111" calcext:value-type="float">
            <text:p>-0.00107450945463111</text:p>
          </table:table-cell>
          <table:table-cell table:formula="of:=[.G8]-[.G7]" office:value-type="float" office:value="0.0033881243706641" calcext:value-type="float">
            <text:p>0.0033881243706641</text:p>
          </table:table-cell>
          <table:table-cell table:formula="of:=[.H8]-[.H7]" office:value-type="float" office:value="-0.0033879714064568" calcext:value-type="float">
            <text:p>-0.0033879714064568</text:p>
          </table:table-cell>
          <table:table-cell table:formula="of:=[.I8]-[.I7]" office:value-type="float" office:value="-167.452853865361" calcext:value-type="float">
            <text:p>-167.45285386536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0.43301126251443" calcext:value-type="float">
            <text:p>0.43301126251443</text:p>
          </table:table-cell>
          <table:table-cell office:value-type="float" office:value="0.0646005200784398" calcext:value-type="float">
            <text:p>0.0646005200784398</text:p>
          </table:table-cell>
          <table:table-cell office:value-type="float" office:value="-0.0646019688204398" calcext:value-type="float">
            <text:p>-0.0646019688204398</text:p>
          </table:table-cell>
          <table:table-cell office:value-type="float" office:value="-31144.8577454604" calcext:value-type="float">
            <text:p>-31144.8577454604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918.1577" calcext:value-type="float">
            <text:p>918.1577</text:p>
          </table:table-cell>
          <table:table-cell office:value-type="float" office:value="915.497658" calcext:value-type="float">
            <text:p>915.497658</text:p>
          </table:table-cell>
          <table:table-cell table:formula="of:=[.F9]-[.F8]" office:value-type="float" office:value="-0.000711097694403307" calcext:value-type="float">
            <text:p>-0.000711097694403307</text:p>
          </table:table-cell>
          <table:table-cell table:formula="of:=[.G9]-[.G8]" office:value-type="float" office:value="0.000745212487584954" calcext:value-type="float">
            <text:p>0.000745212487584954</text:p>
          </table:table-cell>
          <table:table-cell table:formula="of:=[.H9]-[.H8]" office:value-type="float" office:value="-0.000744390852718796" calcext:value-type="float">
            <text:p>-0.000744390852718796</text:p>
          </table:table-cell>
          <table:table-cell table:formula="of:=[.I9]-[.I8]" office:value-type="float" office:value="-111.86362227911" calcext:value-type="float">
            <text:p>-111.8636222791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0.432300164820027" calcext:value-type="float">
            <text:p>0.432300164820027</text:p>
          </table:table-cell>
          <table:table-cell office:value-type="float" office:value="0.0653457325660247" calcext:value-type="float">
            <text:p>0.0653457325660247</text:p>
          </table:table-cell>
          <table:table-cell office:value-type="float" office:value="-0.0653463596731586" calcext:value-type="float">
            <text:p>-0.0653463596731586</text:p>
          </table:table-cell>
          <table:table-cell office:value-type="float" office:value="-31256.7213677395" calcext:value-type="float">
            <text:p>-31256.721367739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048.2053" calcext:value-type="float">
            <text:p>1048.2053</text:p>
          </table:table-cell>
          <table:table-cell office:value-type="float" office:value="1045.137474" calcext:value-type="float">
            <text:p>1045.137474</text:p>
          </table:table-cell>
          <table:table-cell table:formula="of:=[.F10]-[.F9]" office:value-type="float" office:value="-0.000490559828501325" calcext:value-type="float">
            <text:p>-0.000490559828501325</text:p>
          </table:table-cell>
          <table:table-cell table:formula="of:=[.G10]-[.G9]" office:value-type="float" office:value="0.000328789345311872" calcext:value-type="float">
            <text:p>0.000328789345311872</text:p>
          </table:table-cell>
          <table:table-cell table:formula="of:=[.H10]-[.H9]" office:value-type="float" office:value="-0.00032382089962521" calcext:value-type="float">
            <text:p>-0.00032382089962521</text:p>
          </table:table-cell>
          <table:table-cell table:formula="of:=[.I10]-[.I9]" office:value-type="float" office:value="-78.0801700346783" calcext:value-type="float">
            <text:p>-78.080170034678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0.431809604991525" calcext:value-type="float">
            <text:p>0.431809604991525</text:p>
          </table:table-cell>
          <table:table-cell office:value-type="float" office:value="0.0656745219113366" calcext:value-type="float">
            <text:p>0.0656745219113366</text:p>
          </table:table-cell>
          <table:table-cell office:value-type="float" office:value="-0.0656701805727838" calcext:value-type="float">
            <text:p>-0.0656701805727838</text:p>
          </table:table-cell>
          <table:table-cell office:value-type="float" office:value="-31334.8015377742" calcext:value-type="float">
            <text:p>-31334.801537774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177.5897" calcext:value-type="float">
            <text:p>1177.5897</text:p>
          </table:table-cell>
          <table:table-cell office:value-type="float" office:value="1174.194044" calcext:value-type="float">
            <text:p>1174.194044</text:p>
          </table:table-cell>
          <table:table-cell table:formula="of:=[.F11]-[.F10]" office:value-type="float" office:value="-0.000356804647751952" calcext:value-type="float">
            <text:p>-0.000356804647751952</text:p>
          </table:table-cell>
          <table:table-cell table:formula="of:=[.G11]-[.G10]" office:value-type="float" office:value="0.00037720405064863" calcext:value-type="float">
            <text:p>0.00037720405064863</text:p>
          </table:table-cell>
          <table:table-cell table:formula="of:=[.H11]-[.H10]" office:value-type="float" office:value="-0.000374664852712717" calcext:value-type="float">
            <text:p>-0.000374664852712717</text:p>
          </table:table-cell>
          <table:table-cell table:formula="of:=[.I11]-[.I10]" office:value-type="float" office:value="-55.7915300547429" calcext:value-type="float">
            <text:p>-55.791530054742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0.431452800343773" calcext:value-type="float">
            <text:p>0.431452800343773</text:p>
          </table:table-cell>
          <table:table-cell office:value-type="float" office:value="0.0660517259619852" calcext:value-type="float">
            <text:p>0.0660517259619852</text:p>
          </table:table-cell>
          <table:table-cell office:value-type="float" office:value="-0.0660448454254965" calcext:value-type="float">
            <text:p>-0.0660448454254965</text:p>
          </table:table-cell>
          <table:table-cell office:value-type="float" office:value="-31390.593067829" calcext:value-type="float">
            <text:p>-31390.593067829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307.6685" calcext:value-type="float">
            <text:p>1307.6685</text:p>
          </table:table-cell>
          <table:table-cell office:value-type="float" office:value="1303.892794" calcext:value-type="float">
            <text:p>1303.892794</text:p>
          </table:table-cell>
          <table:table-cell table:formula="of:=[.F12]-[.F11]" office:value-type="float" office:value="-0.000267656715130515" calcext:value-type="float">
            <text:p>-0.000267656715130515</text:p>
          </table:table-cell>
          <table:table-cell table:formula="of:=[.G12]-[.G11]" office:value-type="float" office:value="0.000483868689285377" calcext:value-type="float">
            <text:p>0.000483868689285377</text:p>
          </table:table-cell>
          <table:table-cell table:formula="of:=[.H12]-[.H11]" office:value-type="float" office:value="-0.000483403894731435" calcext:value-type="float">
            <text:p>-0.000483403894731435</text:p>
          </table:table-cell>
          <table:table-cell table:formula="of:=[.I12]-[.I11]" office:value-type="float" office:value="-40.125336153189" calcext:value-type="float">
            <text:p>-40.12533615318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float" office:value="0.431185143628643" calcext:value-type="float">
            <text:p>0.431185143628643</text:p>
          </table:table-cell>
          <table:table-cell office:value-type="float" office:value="0.0665355946512706" calcext:value-type="float">
            <text:p>0.0665355946512706</text:p>
          </table:table-cell>
          <table:table-cell office:value-type="float" office:value="-0.0665282493202279" calcext:value-type="float">
            <text:p>-0.0665282493202279</text:p>
          </table:table-cell>
          <table:table-cell office:value-type="float" office:value="-31430.7184039821" calcext:value-type="float">
            <text:p>-31430.718403982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437.3242" calcext:value-type="float">
            <text:p>1437.3242</text:p>
          </table:table-cell>
          <table:table-cell office:value-type="float" office:value="1433.122563" calcext:value-type="float">
            <text:p>1433.122563</text:p>
          </table:table-cell>
          <table:table-cell table:formula="of:=[.F13]-[.F12]" office:value-type="float" office:value="-0.000201709558264984" calcext:value-type="float">
            <text:p>-0.000201709558264984</text:p>
          </table:table-cell>
          <table:table-cell table:formula="of:=[.G13]-[.G12]" office:value-type="float" office:value="0.00040907630841136" calcext:value-type="float">
            <text:p>0.00040907630841136</text:p>
          </table:table-cell>
          <table:table-cell table:formula="of:=[.H13]-[.H12]" office:value-type="float" office:value="-0.000406616020916475" calcext:value-type="float">
            <text:p>-0.000406616020916475</text:p>
          </table:table-cell>
          <table:table-cell table:formula="of:=[.I13]-[.I12]" office:value-type="float" office:value="-29.0127611009593" calcext:value-type="float">
            <text:p>-29.012761100959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40" calcext:value-type="float">
            <text:p>240</text:p>
          </table:table-cell>
          <table:table-cell office:value-type="float" office:value="0.430983434070378" calcext:value-type="float">
            <text:p>0.430983434070378</text:p>
          </table:table-cell>
          <table:table-cell office:value-type="float" office:value="0.066944670959682" calcext:value-type="float">
            <text:p>0.066944670959682</text:p>
          </table:table-cell>
          <table:table-cell office:value-type="float" office:value="-0.0669348653411444" calcext:value-type="float">
            <text:p>-0.0669348653411444</text:p>
          </table:table-cell>
          <table:table-cell office:value-type="float" office:value="-31459.7311650831" calcext:value-type="float">
            <text:p>-31459.731165083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567.2166" calcext:value-type="float">
            <text:p>1567.2166</text:p>
          </table:table-cell>
          <table:table-cell office:value-type="float" office:value="1562.698115" calcext:value-type="float">
            <text:p>1562.698115</text:p>
          </table:table-cell>
          <table:table-cell table:formula="of:=[.F14]-[.F13]" office:value-type="float" office:value="-0.00015032111915525" calcext:value-type="float">
            <text:p>-0.00015032111915525</text:p>
          </table:table-cell>
          <table:table-cell table:formula="of:=[.G14]-[.G13]" office:value-type="float" office:value="0.000269027704985436" calcext:value-type="float">
            <text:p>0.000269027704985436</text:p>
          </table:table-cell>
          <table:table-cell table:formula="of:=[.H14]-[.H13]" office:value-type="float" office:value="-0.000264210755740776" calcext:value-type="float">
            <text:p>-0.000264210755740776</text:p>
          </table:table-cell>
          <table:table-cell table:formula="of:=[.I14]-[.I13]" office:value-type="float" office:value="-21.2013847825292" calcext:value-type="float">
            <text:p>-21.201384782529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60" calcext:value-type="float">
            <text:p>260</text:p>
          </table:table-cell>
          <table:table-cell office:value-type="float" office:value="0.430833112951223" calcext:value-type="float">
            <text:p>0.430833112951223</text:p>
          </table:table-cell>
          <table:table-cell office:value-type="float" office:value="0.0672136986646674" calcext:value-type="float">
            <text:p>0.0672136986646674</text:p>
          </table:table-cell>
          <table:table-cell office:value-type="float" office:value="-0.0671990760968852" calcext:value-type="float">
            <text:p>-0.0671990760968852</text:p>
          </table:table-cell>
          <table:table-cell office:value-type="float" office:value="-31480.9325498656" calcext:value-type="float">
            <text:p>-31480.932549865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696.6867" calcext:value-type="float">
            <text:p>1696.6867</text:p>
          </table:table-cell>
          <table:table-cell office:value-type="float" office:value="1691.79189" calcext:value-type="float">
            <text:p>1691.79189</text:p>
          </table:table-cell>
          <table:table-cell table:formula="of:=[.F15]-[.F14]" office:value-type="float" office:value="-0.000115257054564555" calcext:value-type="float">
            <text:p>-0.000115257054564555</text:p>
          </table:table-cell>
          <table:table-cell table:formula="of:=[.G15]-[.G14]" office:value-type="float" office:value="0.000157854411253974" calcext:value-type="float">
            <text:p>0.000157854411253974</text:p>
          </table:table-cell>
          <table:table-cell table:formula="of:=[.H15]-[.H14]" office:value-type="float" office:value="-0.000152698480161195" calcext:value-type="float">
            <text:p>-0.000152698480161195</text:p>
          </table:table-cell>
          <table:table-cell table:formula="of:=[.I15]-[.I14]" office:value-type="float" office:value="-15.6225518308311" calcext:value-type="float">
            <text:p>-15.622551830831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80" calcext:value-type="float">
            <text:p>280</text:p>
          </table:table-cell>
          <table:table-cell office:value-type="float" office:value="0.430717855896658" calcext:value-type="float">
            <text:p>0.430717855896658</text:p>
          </table:table-cell>
          <table:table-cell office:value-type="float" office:value="0.0673715530759214" calcext:value-type="float">
            <text:p>0.0673715530759214</text:p>
          </table:table-cell>
          <table:table-cell office:value-type="float" office:value="-0.0673517745770464" calcext:value-type="float">
            <text:p>-0.0673517745770464</text:p>
          </table:table-cell>
          <table:table-cell office:value-type="float" office:value="-31496.5551016965" calcext:value-type="float">
            <text:p>-31496.555101696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825.7742" calcext:value-type="float">
            <text:p>1825.7742</text:p>
          </table:table-cell>
          <table:table-cell office:value-type="float" office:value="1820.499939" calcext:value-type="float">
            <text:p>1820.499939</text:p>
          </table:table-cell>
          <table:table-cell table:formula="of:=[.F16]-[.F15]" office:value-type="float" office:value="-0.0000811203667168137" calcext:value-type="float">
            <text:p>-8.11203667168137E-05</text:p>
          </table:table-cell>
          <table:table-cell table:formula="of:=[.G16]-[.G15]" office:value-type="float" office:value="0.000182999874226389" calcext:value-type="float">
            <text:p>0.000182999874226389</text:p>
          </table:table-cell>
          <table:table-cell table:formula="of:=[.H16]-[.H15]" office:value-type="float" office:value="-0.000182369331864107" calcext:value-type="float">
            <text:p>-0.000182369331864107</text:p>
          </table:table-cell>
          <table:table-cell table:formula="of:=[.I16]-[.I15]" office:value-type="float" office:value="-11.4896638903701" calcext:value-type="float">
            <text:p>-11.489663890370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00" calcext:value-type="float">
            <text:p>300</text:p>
          </table:table-cell>
          <table:table-cell office:value-type="float" office:value="0.430636735529941" calcext:value-type="float">
            <text:p>0.430636735529941</text:p>
          </table:table-cell>
          <table:table-cell office:value-type="float" office:value="0.0675545529501478" calcext:value-type="float">
            <text:p>0.0675545529501478</text:p>
          </table:table-cell>
          <table:table-cell office:value-type="float" office:value="-0.0675341439089105" calcext:value-type="float">
            <text:p>-0.0675341439089105</text:p>
          </table:table-cell>
          <table:table-cell office:value-type="float" office:value="-31508.0447655868" calcext:value-type="float">
            <text:p>-31508.044765586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954.8387" calcext:value-type="float">
            <text:p>1954.8387</text:p>
          </table:table-cell>
          <table:table-cell office:value-type="float" office:value="1949.158675" calcext:value-type="float">
            <text:p>1949.158675</text:p>
          </table:table-cell>
          <table:table-cell table:formula="of:=[.F17]-[.F16]" office:value-type="float" office:value="-0.0000514343666184192" calcext:value-type="float">
            <text:p>-5.14343666184192E-05</text:p>
          </table:table-cell>
          <table:table-cell table:formula="of:=[.G17]-[.G16]" office:value-type="float" office:value="0.000196644493113546" calcext:value-type="float">
            <text:p>0.000196644493113546</text:p>
          </table:table-cell>
          <table:table-cell table:formula="of:=[.H17]-[.H16]" office:value-type="float" office:value="-0.000200286809265288" calcext:value-type="float">
            <text:p>-0.000200286809265288</text:p>
          </table:table-cell>
          <table:table-cell table:formula="of:=[.I17]-[.I16]" office:value-type="float" office:value="-8.28863304916013" calcext:value-type="float">
            <text:p>-8.2886330491601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20" calcext:value-type="float">
            <text:p>320</text:p>
          </table:table-cell>
          <table:table-cell office:value-type="float" office:value="0.430585301163323" calcext:value-type="float">
            <text:p>0.430585301163323</text:p>
          </table:table-cell>
          <table:table-cell office:value-type="float" office:value="0.0677511974432613" calcext:value-type="float">
            <text:p>0.0677511974432613</text:p>
          </table:table-cell>
          <table:table-cell office:value-type="float" office:value="-0.0677344307181758" calcext:value-type="float">
            <text:p>-0.0677344307181758</text:p>
          </table:table-cell>
          <table:table-cell office:value-type="float" office:value="-31516.333398636" calcext:value-type="float">
            <text:p>-31516.33339863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085.4546" calcext:value-type="float">
            <text:p>2085.4546</text:p>
          </table:table-cell>
          <table:table-cell office:value-type="float" office:value="2079.408676" calcext:value-type="float">
            <text:p>2079.408676</text:p>
          </table:table-cell>
          <table:table-cell table:formula="of:=[.F18]-[.F17]" office:value-type="float" office:value="-0.0000332712561761927" calcext:value-type="float">
            <text:p>-3.32712561761927E-05</text:p>
          </table:table-cell>
          <table:table-cell table:formula="of:=[.G18]-[.G17]" office:value-type="float" office:value="0.000127575368152416" calcext:value-type="float">
            <text:p>0.000127575368152416</text:p>
          </table:table-cell>
          <table:table-cell table:formula="of:=[.H18]-[.H17]" office:value-type="float" office:value="-0.000134904724212445" calcext:value-type="float">
            <text:p>-0.000134904724212445</text:p>
          </table:table-cell>
          <table:table-cell table:formula="of:=[.I18]-[.I17]" office:value-type="float" office:value="-6.55509287455789" calcext:value-type="float">
            <text:p>-6.5550928745578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40" calcext:value-type="float">
            <text:p>340</text:p>
          </table:table-cell>
          <table:table-cell office:value-type="float" office:value="0.430552029907147" calcext:value-type="float">
            <text:p>0.430552029907147</text:p>
          </table:table-cell>
          <table:table-cell office:value-type="float" office:value="0.0678787728114137" calcext:value-type="float">
            <text:p>0.0678787728114137</text:p>
          </table:table-cell>
          <table:table-cell office:value-type="float" office:value="-0.0678693354423882" calcext:value-type="float">
            <text:p>-0.0678693354423882</text:p>
          </table:table-cell>
          <table:table-cell office:value-type="float" office:value="-31522.8884915105" calcext:value-type="float">
            <text:p>-31522.888491510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215.052" calcext:value-type="float">
            <text:p>2215.052</text:p>
          </table:table-cell>
          <table:table-cell office:value-type="float" office:value="2208.603235" calcext:value-type="float">
            <text:p>2208.603235</text:p>
          </table:table-cell>
          <table:table-cell table:formula="of:=[.F19]-[.F18]" office:value-type="float" office:value="-0.0000205480875403174" calcext:value-type="float">
            <text:p>-2.05480875403174E-05</text:p>
          </table:table-cell>
          <table:table-cell table:formula="of:=[.G19]-[.G18]" office:value-type="float" office:value="0.0000289611971556469" calcext:value-type="float">
            <text:p>2.89611971556469E-05</text:p>
          </table:table-cell>
          <table:table-cell table:formula="of:=[.H19]-[.H18]" office:value-type="float" office:value="-0.0000324939234596366" calcext:value-type="float">
            <text:p>-3.24939234596366E-05</text:p>
          </table:table-cell>
          <table:table-cell table:formula="of:=[.I19]-[.I18]" office:value-type="float" office:value="-4.974756042011" calcext:value-type="float">
            <text:p>-4.97475604201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0.430531481819606" calcext:value-type="float">
            <text:p>0.430531481819606</text:p>
          </table:table-cell>
          <table:table-cell office:value-type="float" office:value="0.0679077340085694" calcext:value-type="float">
            <text:p>0.0679077340085694</text:p>
          </table:table-cell>
          <table:table-cell office:value-type="float" office:value="-0.0679018293658479" calcext:value-type="float">
            <text:p>-0.0679018293658479</text:p>
          </table:table-cell>
          <table:table-cell office:value-type="float" office:value="-31527.8632475526" calcext:value-type="float">
            <text:p>-31527.863247552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345.2627" calcext:value-type="float">
            <text:p>2345.2627</text:p>
          </table:table-cell>
          <table:table-cell office:value-type="float" office:value="2338.472421" calcext:value-type="float">
            <text:p>2338.472421</text:p>
          </table:table-cell>
          <table:table-cell table:formula="of:=[.F20]-[.F19]" office:value-type="float" office:value="-0.0000120526766655971" calcext:value-type="float">
            <text:p>-1.20526766655971E-05</text:p>
          </table:table-cell>
          <table:table-cell table:formula="of:=[.G20]-[.G19]" office:value-type="float" office:value="-0.0000498640399066025" calcext:value-type="float">
            <text:p>-4.98640399066025E-05</text:p>
          </table:table-cell>
          <table:table-cell table:formula="of:=[.H20]-[.H19]" office:value-type="float" office:value="0.0000488669676324133" calcext:value-type="float">
            <text:p>4.88669676324133E-05</text:p>
          </table:table-cell>
          <table:table-cell table:formula="of:=[.I20]-[.I19]" office:value-type="float" office:value="-4.28667477031195" calcext:value-type="float">
            <text:p>-4.2866747703119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80" calcext:value-type="float">
            <text:p>380</text:p>
          </table:table-cell>
          <table:table-cell office:value-type="float" office:value="0.430519429142941" calcext:value-type="float">
            <text:p>0.430519429142941</text:p>
          </table:table-cell>
          <table:table-cell office:value-type="float" office:value="0.0678578699686628" calcext:value-type="float">
            <text:p>0.0678578699686628</text:p>
          </table:table-cell>
          <table:table-cell office:value-type="float" office:value="-0.0678529623982154" calcext:value-type="float">
            <text:p>-0.0678529623982154</text:p>
          </table:table-cell>
          <table:table-cell office:value-type="float" office:value="-31532.1499223229" calcext:value-type="float">
            <text:p>-31532.1499223229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475.02" calcext:value-type="float">
            <text:p>2475.02</text:p>
          </table:table-cell>
          <table:table-cell office:value-type="float" office:value="2467.82141" calcext:value-type="float">
            <text:p>2467.82141</text:p>
          </table:table-cell>
          <table:table-cell table:formula="of:=[.F21]-[.F20]" office:value-type="float" office:value="-0.00000666433991508564" calcext:value-type="float">
            <text:p>-6.66433991508564E-06</text:p>
          </table:table-cell>
          <table:table-cell table:formula="of:=[.G21]-[.G20]" office:value-type="float" office:value="0.000026949253851008" calcext:value-type="float">
            <text:p>2.6949253851008E-05</text:p>
          </table:table-cell>
          <table:table-cell table:formula="of:=[.H21]-[.H20]" office:value-type="float" office:value="-0.0000277782159073259" calcext:value-type="float">
            <text:p>-2.77782159073259E-05</text:p>
          </table:table-cell>
          <table:table-cell table:formula="of:=[.I21]-[.I20]" office:value-type="float" office:value="-1.65135502516932" calcext:value-type="float">
            <text:p>-1.6513550251693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0.430512764803026" calcext:value-type="float">
            <text:p>0.430512764803026</text:p>
          </table:table-cell>
          <table:table-cell office:value-type="float" office:value="0.0678848192225138" calcext:value-type="float">
            <text:p>0.0678848192225138</text:p>
          </table:table-cell>
          <table:table-cell office:value-type="float" office:value="-0.0678807406141228" calcext:value-type="float">
            <text:p>-0.0678807406141228</text:p>
          </table:table-cell>
          <table:table-cell office:value-type="float" office:value="-31533.801277348" calcext:value-type="float">
            <text:p>-31533.80127734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604.9675" calcext:value-type="float">
            <text:p>2604.9675</text:p>
          </table:table-cell>
          <table:table-cell office:value-type="float" office:value="2597.37674" calcext:value-type="float">
            <text:p>2597.37674</text:p>
          </table:table-cell>
          <table:table-cell table:formula="of:=[.F22]-[.F21]" office:value-type="float" office:value="-0.000003612730420266" calcext:value-type="float">
            <text:p>-3.612730420266E-06</text:p>
          </table:table-cell>
          <table:table-cell table:formula="of:=[.G22]-[.G21]" office:value-type="float" office:value="0.0000145069337724041" calcext:value-type="float">
            <text:p>1.45069337724041E-05</text:p>
          </table:table-cell>
          <table:table-cell table:formula="of:=[.H22]-[.H21]" office:value-type="float" office:value="-0.000014050397011578" calcext:value-type="float">
            <text:p>-1.4050397011578E-05</text:p>
          </table:table-cell>
          <table:table-cell table:formula="of:=[.I22]-[.I21]" office:value-type="float" office:value="-0.902625751517917" calcext:value-type="float">
            <text:p>-0.90262575151791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20" calcext:value-type="float">
            <text:p>420</text:p>
          </table:table-cell>
          <table:table-cell office:value-type="float" office:value="0.430509152072605" calcext:value-type="float">
            <text:p>0.430509152072605</text:p>
          </table:table-cell>
          <table:table-cell office:value-type="float" office:value="0.0678993261562862" calcext:value-type="float">
            <text:p>0.0678993261562862</text:p>
          </table:table-cell>
          <table:table-cell office:value-type="float" office:value="-0.0678947910111344" calcext:value-type="float">
            <text:p>-0.0678947910111344</text:p>
          </table:table-cell>
          <table:table-cell office:value-type="float" office:value="-31534.7039030996" calcext:value-type="float">
            <text:p>-31534.703903099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734.533" calcext:value-type="float">
            <text:p>2734.533</text:p>
          </table:table-cell>
          <table:table-cell office:value-type="float" office:value="2726.625028" calcext:value-type="float">
            <text:p>2726.625028</text:p>
          </table:table-cell>
          <table:table-cell table:formula="of:=[.F23]-[.F22]" office:value-type="float" office:value="-0.00000190419962253774" calcext:value-type="float">
            <text:p>-1.90419962253774E-06</text:p>
          </table:table-cell>
          <table:table-cell table:formula="of:=[.G23]-[.G22]" office:value-type="float" office:value="0.00000117375015797061" calcext:value-type="float">
            <text:p>1.17375015797061E-06</text:p>
          </table:table-cell>
          <table:table-cell table:formula="of:=[.H23]-[.H22]" office:value-type="float" office:value="-0.00000055584221000937" calcext:value-type="float">
            <text:p>-5.55842210009372E-07</text:p>
          </table:table-cell>
          <table:table-cell table:formula="of:=[.I23]-[.I22]" office:value-type="float" office:value="-0.498022356579895" calcext:value-type="float">
            <text:p>-0.49802235657989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40" calcext:value-type="float">
            <text:p>440</text:p>
          </table:table-cell>
          <table:table-cell office:value-type="float" office:value="0.430507247872983" calcext:value-type="float">
            <text:p>0.430507247872983</text:p>
          </table:table-cell>
          <table:table-cell office:value-type="float" office:value="0.0679004999064442" calcext:value-type="float">
            <text:p>0.0679004999064442</text:p>
          </table:table-cell>
          <table:table-cell office:value-type="float" office:value="-0.0678953468533444" calcext:value-type="float">
            <text:p>-0.0678953468533444</text:p>
          </table:table-cell>
          <table:table-cell office:value-type="float" office:value="-31535.2019254561" calcext:value-type="float">
            <text:p>-31535.201925456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864.7301" calcext:value-type="float">
            <text:p>2864.7301</text:p>
          </table:table-cell>
          <table:table-cell office:value-type="float" office:value="2856.39546" calcext:value-type="float">
            <text:p>2856.39546</text:p>
          </table:table-cell>
          <table:table-cell table:formula="of:=[.F24]-[.F23]" office:value-type="float" office:value="-0.00000100087460236376" calcext:value-type="float">
            <text:p>-1.00087460236376E-06</text:p>
          </table:table-cell>
          <table:table-cell table:formula="of:=[.G24]-[.G23]" office:value-type="float" office:value="-0.00000128555905844208" calcext:value-type="float">
            <text:p>-1.28555905844208E-06</text:p>
          </table:table-cell>
          <table:table-cell table:formula="of:=[.H24]-[.H23]" office:value-type="float" office:value="0.00000173714274069592" calcext:value-type="float">
            <text:p>1.73714274069592E-06</text:p>
          </table:table-cell>
          <table:table-cell table:formula="of:=[.I24]-[.I23]" office:value-type="float" office:value="-0.285476008721162" calcext:value-type="float">
            <text:p>-0.28547600872116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60" calcext:value-type="float">
            <text:p>460</text:p>
          </table:table-cell>
          <table:table-cell office:value-type="float" office:value="0.430506246998381" calcext:value-type="float">
            <text:p>0.430506246998381</text:p>
          </table:table-cell>
          <table:table-cell office:value-type="float" office:value="0.0678992143473857" calcext:value-type="float">
            <text:p>0.0678992143473857</text:p>
          </table:table-cell>
          <table:table-cell office:value-type="float" office:value="-0.0678936097106037" calcext:value-type="float">
            <text:p>-0.0678936097106037</text:p>
          </table:table-cell>
          <table:table-cell office:value-type="float" office:value="-31535.4874014649" calcext:value-type="float">
            <text:p>-31535.4874014649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993.4691" calcext:value-type="float">
            <text:p>2993.4691</text:p>
          </table:table-cell>
          <table:table-cell office:value-type="float" office:value="2984.743443" calcext:value-type="float">
            <text:p>2984.743443</text:p>
          </table:table-cell>
          <table:table-cell table:formula="of:=[.F25]-[.F24]" office:value-type="float" office:value="-0.00000049067390173185" calcext:value-type="float">
            <text:p>-4.90673901731853E-07</text:p>
          </table:table-cell>
          <table:table-cell table:formula="of:=[.G25]-[.G24]" office:value-type="float" office:value="-0.00000293178582658205" calcext:value-type="float">
            <text:p>-2.93178582658205E-06</text:p>
          </table:table-cell>
          <table:table-cell table:formula="of:=[.H25]-[.H24]" office:value-type="float" office:value="0.00000323050094998278" calcext:value-type="float">
            <text:p>3.23050094998278E-06</text:p>
          </table:table-cell>
          <table:table-cell table:formula="of:=[.I25]-[.I24]" office:value-type="float" office:value="-0.165282529211254" calcext:value-type="float">
            <text:p>-0.16528252921125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80" calcext:value-type="float">
            <text:p>480</text:p>
          </table:table-cell>
          <table:table-cell office:value-type="float" office:value="0.430505756324479" calcext:value-type="float">
            <text:p>0.430505756324479</text:p>
          </table:table-cell>
          <table:table-cell office:value-type="float" office:value="0.0678962825615591" calcext:value-type="float">
            <text:p>0.0678962825615591</text:p>
          </table:table-cell>
          <table:table-cell office:value-type="float" office:value="-0.0678903792096537" calcext:value-type="float">
            <text:p>-0.0678903792096537</text:p>
          </table:table-cell>
          <table:table-cell office:value-type="float" office:value="-31535.6526839941" calcext:value-type="float">
            <text:p>-31535.652683994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124.7739" calcext:value-type="float">
            <text:p>3124.7739</text:p>
          </table:table-cell>
          <table:table-cell office:value-type="float" office:value="3115.673596" calcext:value-type="float">
            <text:p>3115.673596</text:p>
          </table:table-cell>
          <table:table-cell table:formula="of:=[.F26]-[.F25]" office:value-type="float" office:value="-0.00000023931051917892" calcext:value-type="float">
            <text:p>-2.39310519178915E-07</text:p>
          </table:table-cell>
          <table:table-cell table:formula="of:=[.G26]-[.G25]" office:value-type="float" office:value="-0.00000177588879454738" calcext:value-type="float">
            <text:p>-1.77588879454738E-06</text:p>
          </table:table-cell>
          <table:table-cell table:formula="of:=[.H26]-[.H25]" office:value-type="float" office:value="0.000002007773368215" calcext:value-type="float">
            <text:p>2.007773368215E-06</text:p>
          </table:table-cell>
          <table:table-cell table:formula="of:=[.I26]-[.I25]" office:value-type="float" office:value="-0.0821386675088434" calcext:value-type="float">
            <text:p>-0.082138667508843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0.43050551701396" calcext:value-type="float">
            <text:p>0.43050551701396</text:p>
          </table:table-cell>
          <table:table-cell office:value-type="float" office:value="0.0678945066727646" calcext:value-type="float">
            <text:p>0.0678945066727646</text:p>
          </table:table-cell>
          <table:table-cell office:value-type="float" office:value="-0.0678883714362855" calcext:value-type="float">
            <text:p>-0.0678883714362855</text:p>
          </table:table-cell>
          <table:table-cell office:value-type="float" office:value="-31535.7348226616" calcext:value-type="float">
            <text:p>-31535.734822661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253.325" calcext:value-type="float">
            <text:p>3253.325</text:p>
          </table:table-cell>
          <table:table-cell office:value-type="float" office:value="3243.938975" calcext:value-type="float">
            <text:p>3243.938975</text:p>
          </table:table-cell>
          <table:table-cell table:formula="of:=[.F27]-[.F26]" office:value-type="float" office:value="-0.00000010830212149315" calcext:value-type="float">
            <text:p>-1.08302121493153E-07</text:p>
          </table:table-cell>
          <table:table-cell table:formula="of:=[.G27]-[.G26]" office:value-type="float" office:value="-0.00000055106134773386" calcext:value-type="float">
            <text:p>-5.51061347733861E-07</text:p>
          </table:table-cell>
          <table:table-cell table:formula="of:=[.H27]-[.H26]" office:value-type="float" office:value="0.00000066713923914386" calcext:value-type="float">
            <text:p>6.67139239143855E-07</text:p>
          </table:table-cell>
          <table:table-cell table:formula="of:=[.I27]-[.I26]" office:value-type="float" office:value="-0.0381170306718559" calcext:value-type="float">
            <text:p>-0.038117030671855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20" calcext:value-type="float">
            <text:p>520</text:p>
          </table:table-cell>
          <table:table-cell office:value-type="float" office:value="0.430505408711838" calcext:value-type="float">
            <text:p>0.430505408711838</text:p>
          </table:table-cell>
          <table:table-cell office:value-type="float" office:value="0.0678939556114169" calcext:value-type="float">
            <text:p>0.0678939556114169</text:p>
          </table:table-cell>
          <table:table-cell office:value-type="float" office:value="-0.0678877042970463" calcext:value-type="float">
            <text:p>-0.0678877042970463</text:p>
          </table:table-cell>
          <table:table-cell office:value-type="float" office:value="-31535.7729396923" calcext:value-type="float">
            <text:p>-31535.772939692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382.9993" calcext:value-type="float">
            <text:p>3382.9993</text:p>
          </table:table-cell>
          <table:table-cell office:value-type="float" office:value="3373.088206" calcext:value-type="float">
            <text:p>3373.088206</text:p>
          </table:table-cell>
          <table:table-cell table:formula="of:=[.F28]-[.F27]" office:value-type="float" office:value="-0.00000004631429184609" calcext:value-type="float">
            <text:p>-4.63142918460946E-08</text:p>
          </table:table-cell>
          <table:table-cell table:formula="of:=[.G28]-[.G27]" office:value-type="float" office:value="-0.00000008504200128823" calcext:value-type="float">
            <text:p>-8.50420012882269E-08</text:p>
          </table:table-cell>
          <table:table-cell table:formula="of:=[.H28]-[.H27]" office:value-type="float" office:value="0.0000001294324623452" calcext:value-type="float">
            <text:p>1.29432462345203E-07</text:p>
          </table:table-cell>
          <table:table-cell table:formula="of:=[.I28]-[.I27]" office:value-type="float" office:value="-0.0158111329183157" calcext:value-type="float">
            <text:p>-0.015811132918315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40" calcext:value-type="float">
            <text:p>540</text:p>
          </table:table-cell>
          <table:table-cell office:value-type="float" office:value="0.430505362397546" calcext:value-type="float">
            <text:p>0.430505362397546</text:p>
          </table:table-cell>
          <table:table-cell office:value-type="float" office:value="0.0678938705694156" calcext:value-type="float">
            <text:p>0.0678938705694156</text:p>
          </table:table-cell>
          <table:table-cell office:value-type="float" office:value="-0.067887574864584" calcext:value-type="float">
            <text:p>-0.067887574864584</text:p>
          </table:table-cell>
          <table:table-cell office:value-type="float" office:value="-31535.7887508252" calcext:value-type="float">
            <text:p>-31535.788750825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513.9488" calcext:value-type="float">
            <text:p>3513.9488</text:p>
          </table:table-cell>
          <table:table-cell office:value-type="float" office:value="3503.78309400001" calcext:value-type="float">
            <text:p>3503.78309400001</text:p>
          </table:table-cell>
          <table:table-cell table:formula="of:=[.F29]-[.F28]" office:value-type="float" office:value="-0.00000001786914116675" calcext:value-type="float">
            <text:p>-1.78691411667486E-08</text:p>
          </table:table-cell>
          <table:table-cell table:formula="of:=[.G29]-[.G28]" office:value-type="float" office:value="-0.00000001067056343285" calcext:value-type="float">
            <text:p>-1.06705634328463E-08</text:p>
          </table:table-cell>
          <table:table-cell table:formula="of:=[.H29]-[.H28]" office:value-type="float" office:value="0.00000002241118798874" calcext:value-type="float">
            <text:p>2.24111879887356E-08</text:p>
          </table:table-cell>
          <table:table-cell table:formula="of:=[.I29]-[.I28]" office:value-type="float" office:value="-0.00598668878956232" calcext:value-type="float">
            <text:p>-0.0059866887895623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60" calcext:value-type="float">
            <text:p>560</text:p>
          </table:table-cell>
          <table:table-cell office:value-type="float" office:value="0.430505344528405" calcext:value-type="float">
            <text:p>0.430505344528405</text:p>
          </table:table-cell>
          <table:table-cell office:value-type="float" office:value="0.0678938598988521" calcext:value-type="float">
            <text:p>0.0678938598988521</text:p>
          </table:table-cell>
          <table:table-cell office:value-type="float" office:value="-0.067887552453396" calcext:value-type="float">
            <text:p>-0.067887552453396</text:p>
          </table:table-cell>
          <table:table-cell office:value-type="float" office:value="-31535.794737514" calcext:value-type="float">
            <text:p>-31535.794737514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643.9559" calcext:value-type="float">
            <text:p>3643.9559</text:p>
          </table:table-cell>
          <table:table-cell office:value-type="float" office:value="3633.38445699999" calcext:value-type="float">
            <text:p>3633.38445699999</text:p>
          </table:table-cell>
          <table:table-cell table:formula="of:=[.F30]-[.F29]" office:value-type="float" office:value="-0.00000000669893590599" calcext:value-type="float">
            <text:p>-6.69893590599102E-09</text:p>
          </table:table-cell>
          <table:table-cell table:formula="of:=[.G30]-[.G29]" office:value-type="float" office:value="0.00000001027489400507" calcext:value-type="float">
            <text:p>1.0274894005069E-08</text:p>
          </table:table-cell>
          <table:table-cell table:formula="of:=[.H30]-[.H29]" office:value-type="float" office:value="0.00000000100112154677" calcext:value-type="float">
            <text:p>1.00112154677312E-09</text:p>
          </table:table-cell>
          <table:table-cell table:formula="of:=[.I30]-[.I29]" office:value-type="float" office:value="-0.00205923517933115" calcext:value-type="float">
            <text:p>-0.0020592351793311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  <table:table-cell office:value-type="float" office:value="0.430505337829469" calcext:value-type="float">
            <text:p>0.430505337829469</text:p>
          </table:table-cell>
          <table:table-cell office:value-type="float" office:value="0.0678938701737461" calcext:value-type="float">
            <text:p>0.0678938701737461</text:p>
          </table:table-cell>
          <table:table-cell office:value-type="float" office:value="-0.0678875514522744" calcext:value-type="float">
            <text:p>-0.0678875514522744</text:p>
          </table:table-cell>
          <table:table-cell office:value-type="float" office:value="-31535.7967967491" calcext:value-type="float">
            <text:p>-31535.796796749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819.9376" calcext:value-type="float">
            <text:p>3819.9376</text:p>
          </table:table-cell>
          <table:table-cell office:value-type="float" office:value="3761.618624" calcext:value-type="float">
            <text:p>3761.618624</text:p>
          </table:table-cell>
          <table:table-cell table:formula="of:=[.F31]-[.F30]" office:value-type="float" office:value="-0.00000000219993628869" calcext:value-type="float">
            <text:p>-2.19993628869375E-09</text:p>
          </table:table-cell>
          <table:table-cell table:formula="of:=[.G31]-[.G30]" office:value-type="float" office:value="0.00000000461848527478" calcext:value-type="float">
            <text:p>4.6184852747766E-09</text:p>
          </table:table-cell>
          <table:table-cell table:formula="of:=[.H31]-[.H30]" office:value-type="float" office:value="-0.00000000984880287047" calcext:value-type="float">
            <text:p>-9.8488028704713E-09</text:p>
          </table:table-cell>
          <table:table-cell table:formula="of:=[.I31]-[.I30]" office:value-type="float" office:value="-0.000617994981439551" calcext:value-type="float">
            <text:p>-0.00061799498143955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00" calcext:value-type="float">
            <text:p>600</text:p>
          </table:table-cell>
          <table:table-cell office:value-type="float" office:value="0.430505335629533" calcext:value-type="float">
            <text:p>0.430505335629533</text:p>
          </table:table-cell>
          <table:table-cell office:value-type="float" office:value="0.0678938747922314" calcext:value-type="float">
            <text:p>0.0678938747922314</text:p>
          </table:table-cell>
          <table:table-cell office:value-type="float" office:value="-0.0678875613010773" calcext:value-type="float">
            <text:p>-0.0678875613010773</text:p>
          </table:table-cell>
          <table:table-cell office:value-type="float" office:value="-31535.7974147441" calcext:value-type="float">
            <text:p>-31535.797414744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902.2838" calcext:value-type="float">
            <text:p>3902.2838</text:p>
          </table:table-cell>
          <table:table-cell office:value-type="float" office:value="3890.949805" calcext:value-type="float">
            <text:p>3890.949805</text:p>
          </table:table-cell>
          <table:table-cell table:formula="of:=[.F32]-[.F31]" office:value-type="float" office:value="-0.00000000075141642908" calcext:value-type="float">
            <text:p>-7.51416429078944E-10</text:p>
          </table:table-cell>
          <table:table-cell table:formula="of:=[.G32]-[.G31]" office:value-type="float" office:value="0.00000000509509050228" calcext:value-type="float">
            <text:p>5.09509050228285E-09</text:p>
          </table:table-cell>
          <table:table-cell table:formula="of:=[.H32]-[.H31]" office:value-type="float" office:value="0.00000000157336640938" calcext:value-type="float">
            <text:p>1.57336640937977E-09</text:p>
          </table:table-cell>
          <table:table-cell table:formula="of:=[.I32]-[.I31]" office:value-type="float" office:value="-0.00019045966109843" calcext:value-type="float">
            <text:p>-0.0001904596610984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20" calcext:value-type="float">
            <text:p>620</text:p>
          </table:table-cell>
          <table:table-cell office:value-type="float" office:value="0.430505334878117" calcext:value-type="float">
            <text:p>0.430505334878117</text:p>
          </table:table-cell>
          <table:table-cell office:value-type="float" office:value="0.0678938798873219" calcext:value-type="float">
            <text:p>0.0678938798873219</text:p>
          </table:table-cell>
          <table:table-cell office:value-type="float" office:value="-0.0678875597277109" calcext:value-type="float">
            <text:p>-0.0678875597277109</text:p>
          </table:table-cell>
          <table:table-cell office:value-type="float" office:value="-31535.7976052038" calcext:value-type="float">
            <text:p>-31535.797605203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031.6105" calcext:value-type="float">
            <text:p>4031.6105</text:p>
          </table:table-cell>
          <table:table-cell office:value-type="float" office:value="4019.895728" calcext:value-type="float">
            <text:p>4019.895728</text:p>
          </table:table-cell>
          <table:table-cell table:formula="of:=[.F33]-[.F32]" office:value-type="float" office:value="-0.00000000025163127138" calcext:value-type="float">
            <text:p>-2.51631271375174E-10</text:p>
          </table:table-cell>
          <table:table-cell table:formula="of:=[.G33]-[.G32]" office:value-type="float" office:value="0.00000000323217511089" calcext:value-type="float">
            <text:p>3.23217511088991E-09</text:p>
          </table:table-cell>
          <table:table-cell table:formula="of:=[.H33]-[.H32]" office:value-type="float" office:value="-0.00000000276469000471" calcext:value-type="float">
            <text:p>-2.76469000470847E-09</text:p>
          </table:table-cell>
          <table:table-cell table:formula="of:=[.I33]-[.I32]" office:value-type="float" office:value="-0.0000316882396873552" calcext:value-type="float">
            <text:p>-3.16882396873552E-0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40" calcext:value-type="float">
            <text:p>640</text:p>
          </table:table-cell>
          <table:table-cell office:value-type="float" office:value="0.430505334626485" calcext:value-type="float">
            <text:p>0.430505334626485</text:p>
          </table:table-cell>
          <table:table-cell office:value-type="float" office:value="0.067893883119497" calcext:value-type="float">
            <text:p>0.067893883119497</text:p>
          </table:table-cell>
          <table:table-cell office:value-type="float" office:value="-0.0678875624924009" calcext:value-type="float">
            <text:p>-0.0678875624924009</text:p>
          </table:table-cell>
          <table:table-cell office:value-type="float" office:value="-31535.797636892" calcext:value-type="float">
            <text:p>-31535.79763689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160.83" calcext:value-type="float">
            <text:p>4160.83</text:p>
          </table:table-cell>
          <table:table-cell office:value-type="float" office:value="4148.720162" calcext:value-type="float">
            <text:p>4148.720162</text:p>
          </table:table-cell>
          <table:table-cell table:formula="of:=[.F34]-[.F33]" office:value-type="float" office:value="-0.00000000000766942065" calcext:value-type="float">
            <text:p>-7.66942065411058E-12</text:p>
          </table:table-cell>
          <table:table-cell table:formula="of:=[.G34]-[.G33]" office:value-type="float" office:value="-0.00000000077374855134" calcext:value-type="float">
            <text:p>-7.73748551341491E-10</text:p>
          </table:table-cell>
          <table:table-cell table:formula="of:=[.H34]-[.H33]" office:value-type="float" office:value="0.00000000036600325548" calcext:value-type="float">
            <text:p>3.66003255480862E-10</text:p>
          </table:table-cell>
          <table:table-cell table:formula="of:=[.I34]-[.I33]" office:value-type="float" office:value="-0.00000115847797133029" calcext:value-type="float">
            <text:p>-1.15847797133029E-0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60" calcext:value-type="float">
            <text:p>660</text:p>
          </table:table-cell>
          <table:table-cell office:value-type="float" office:value="0.430505334618816" calcext:value-type="float">
            <text:p>0.430505334618816</text:p>
          </table:table-cell>
          <table:table-cell office:value-type="float" office:value="0.0678938823457485" calcext:value-type="float">
            <text:p>0.0678938823457485</text:p>
          </table:table-cell>
          <table:table-cell office:value-type="float" office:value="-0.0678875621263977" calcext:value-type="float">
            <text:p>-0.0678875621263977</text:p>
          </table:table-cell>
          <table:table-cell office:value-type="float" office:value="-31535.7976380505" calcext:value-type="float">
            <text:p>-31535.797638050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291.8597" calcext:value-type="float">
            <text:p>4291.8597</text:p>
          </table:table-cell>
          <table:table-cell office:value-type="float" office:value="4278.95779100001" calcext:value-type="float">
            <text:p>4278.95779100001</text:p>
          </table:table-cell>
          <table:table-cell table:formula="of:=[.F35]-[.F34]" office:value-type="float" office:value="-0.00000000012934880944" calcext:value-type="float">
            <text:p>-1.29348809441154E-10</text:p>
          </table:table-cell>
          <table:table-cell table:formula="of:=[.G35]-[.G34]" office:value-type="float" office:value="-0.00000000226921956226" calcext:value-type="float">
            <text:p>-2.26921956225645E-09</text:p>
          </table:table-cell>
          <table:table-cell table:formula="of:=[.H35]-[.H34]" office:value-type="float" office:value="-0.00000000037302562428" calcext:value-type="float">
            <text:p>-3.73025624278434E-10</text:p>
          </table:table-cell>
          <table:table-cell table:formula="of:=[.I35]-[.I34]" office:value-type="float" office:value="-0.0000175488712557126" calcext:value-type="float">
            <text:p>-1.75488712557126E-0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80" calcext:value-type="float">
            <text:p>680</text:p>
          </table:table-cell>
          <table:table-cell office:value-type="float" office:value="0.430505334489467" calcext:value-type="float">
            <text:p>0.430505334489467</text:p>
          </table:table-cell>
          <table:table-cell office:value-type="float" office:value="0.0678938800765289" calcext:value-type="float">
            <text:p>0.0678938800765289</text:p>
          </table:table-cell>
          <table:table-cell office:value-type="float" office:value="-0.0678875624994233" calcext:value-type="float">
            <text:p>-0.0678875624994233</text:p>
          </table:table-cell>
          <table:table-cell office:value-type="float" office:value="-31535.7976555994" calcext:value-type="float">
            <text:p>-31535.7976555994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419.8852" calcext:value-type="float">
            <text:p>4419.8852</text:p>
          </table:table-cell>
          <table:table-cell office:value-type="float" office:value="4406.608926" calcext:value-type="float">
            <text:p>4406.608926</text:p>
          </table:table-cell>
          <table:table-cell office:value-type="float" office:value="-0.00000000012934880944" calcext:value-type="float">
            <text:p>-1.29348809441154E-10</text:p>
          </table:table-cell>
          <table:table-cell office:value-type="float" office:value="-0.00000000226921956226" calcext:value-type="float">
            <text:p>-2.26921956225645E-09</text:p>
          </table:table-cell>
          <table:table-cell office:value-type="float" office:value="-0.00000000037302562428" calcext:value-type="float">
            <text:p>-3.73025624278434E-10</text:p>
          </table:table-cell>
          <table:table-cell office:value-type="float" office:value="-0.0000175488712557126" calcext:value-type="float">
            <text:p>-1.75488712557126E-0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0.0356607770415584" calcext:value-type="float">
            <text:p>0.0356607770415584</text:p>
          </table:table-cell>
          <table:table-cell office:value-type="float" office:value="0.241991624194536" calcext:value-type="float">
            <text:p>0.241991624194536</text:p>
          </table:table-cell>
          <table:table-cell office:value-type="float" office:value="-0.241991591327926" calcext:value-type="float">
            <text:p>-0.241991591327926</text:p>
          </table:table-cell>
          <table:table-cell office:value-type="float" office:value="-22101.0029667351" calcext:value-type="float">
            <text:p>-22101.002966735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39.7062" calcext:value-type="float">
            <text:p>139.7062</text:p>
          </table:table-cell>
          <table:table-cell office:value-type="float" office:value="139.295494999999" calcext:value-type="float">
            <text:p>139.295494999999</text:p>
          </table:table-cell>
          <table:table-cell table:formula="of:=[.F37]-[.F36]" office:value-type="float" office:value="-0.0147911204112523" calcext:value-type="float">
            <text:p>-0.0147911204112523</text:p>
          </table:table-cell>
          <table:table-cell table:formula="of:=[.G37]-[.G36]" office:value-type="float" office:value="-0.0899053008999516" calcext:value-type="float">
            <text:p>-0.0899053008999516</text:p>
          </table:table-cell>
          <table:table-cell table:formula="of:=[.H37]-[.H36]" office:value-type="float" office:value="0.0899052829437203" calcext:value-type="float">
            <text:p>0.0899052829437203</text:p>
          </table:table-cell>
          <table:table-cell table:formula="of:=[.I37]-[.I36]" office:value-type="float" office:value="-5592.29189156019" calcext:value-type="float">
            <text:p>-5592.2918915601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0.0208696566303061" calcext:value-type="float">
            <text:p>0.0208696566303061</text:p>
          </table:table-cell>
          <table:table-cell office:value-type="float" office:value="0.152086323294584" calcext:value-type="float">
            <text:p>0.152086323294584</text:p>
          </table:table-cell>
          <table:table-cell office:value-type="float" office:value="-0.152086308384206" calcext:value-type="float">
            <text:p>-0.152086308384206</text:p>
          </table:table-cell>
          <table:table-cell office:value-type="float" office:value="-27693.2948582953" calcext:value-type="float">
            <text:p>-27693.294858295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69.6868" calcext:value-type="float">
            <text:p>269.6868</text:p>
          </table:table-cell>
          <table:table-cell office:value-type="float" office:value="268.907481999995" calcext:value-type="float">
            <text:p>268.907481999995</text:p>
          </table:table-cell>
          <table:table-cell table:formula="of:=[.F38]-[.F37]" office:value-type="float" office:value="-0.00442277158704216" calcext:value-type="float">
            <text:p>-0.00442277158704216</text:p>
          </table:table-cell>
          <table:table-cell table:formula="of:=[.G38]-[.G37]" office:value-type="float" office:value="0.0508990092582679" calcext:value-type="float">
            <text:p>0.0508990092582679</text:p>
          </table:table-cell>
          <table:table-cell table:formula="of:=[.H38]-[.H37]" office:value-type="float" office:value="-0.0508990224471586" calcext:value-type="float">
            <text:p>-0.0508990224471586</text:p>
          </table:table-cell>
          <table:table-cell table:formula="of:=[.I38]-[.I37]" office:value-type="float" office:value="-1811.42790282348" calcext:value-type="float">
            <text:p>-1811.4279028234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0.016446885043264" calcext:value-type="float">
            <text:p>0.016446885043264</text:p>
          </table:table-cell>
          <table:table-cell office:value-type="float" office:value="0.202985332552852" calcext:value-type="float">
            <text:p>0.202985332552852</text:p>
          </table:table-cell>
          <table:table-cell office:value-type="float" office:value="-0.202985330831364" calcext:value-type="float">
            <text:p>-0.202985330831364</text:p>
          </table:table-cell>
          <table:table-cell office:value-type="float" office:value="-29504.7227611187" calcext:value-type="float">
            <text:p>-29504.7227611187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99.6174" calcext:value-type="float">
            <text:p>399.6174</text:p>
          </table:table-cell>
          <table:table-cell office:value-type="float" office:value="398.459010999999" calcext:value-type="float">
            <text:p>398.459010999999</text:p>
          </table:table-cell>
          <table:table-cell table:formula="of:=[.F39]-[.F38]" office:value-type="float" office:value="-0.00131659937535966" calcext:value-type="float">
            <text:p>-0.00131659937535966</text:p>
          </table:table-cell>
          <table:table-cell table:formula="of:=[.G39]-[.G38]" office:value-type="float" office:value="0.0279732085804445" calcext:value-type="float">
            <text:p>0.0279732085804445</text:p>
          </table:table-cell>
          <table:table-cell table:formula="of:=[.H39]-[.H38]" office:value-type="float" office:value="-0.0279731546658101" calcext:value-type="float">
            <text:p>-0.0279731546658101</text:p>
          </table:table-cell>
          <table:table-cell table:formula="of:=[.I39]-[.I38]" office:value-type="float" office:value="-817.41305396469" calcext:value-type="float">
            <text:p>-817.4130539646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0.0151302856679043" calcext:value-type="float">
            <text:p>0.0151302856679043</text:p>
          </table:table-cell>
          <table:table-cell office:value-type="float" office:value="0.230958541133297" calcext:value-type="float">
            <text:p>0.230958541133297</text:p>
          </table:table-cell>
          <table:table-cell office:value-type="float" office:value="-0.230958485497175" calcext:value-type="float">
            <text:p>-0.230958485497175</text:p>
          </table:table-cell>
          <table:table-cell office:value-type="float" office:value="-30322.1358150834" calcext:value-type="float">
            <text:p>-30322.1358150834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529.3126" calcext:value-type="float">
            <text:p>529.3126</text:p>
          </table:table-cell>
          <table:table-cell office:value-type="float" office:value="527.769491999992" calcext:value-type="float">
            <text:p>527.769491999992</text:p>
          </table:table-cell>
          <table:table-cell table:formula="of:=[.F40]-[.F39]" office:value-type="float" office:value="-0.00057454141565279" calcext:value-type="float">
            <text:p>-0.00057454141565279</text:p>
          </table:table-cell>
          <table:table-cell table:formula="of:=[.G40]-[.G39]" office:value-type="float" office:value="0.0094347553345151" calcext:value-type="float">
            <text:p>0.0094347553345151</text:p>
          </table:table-cell>
          <table:table-cell table:formula="of:=[.H40]-[.H39]" office:value-type="float" office:value="-0.00943452359113239" calcext:value-type="float">
            <text:p>-0.00943452359113239</text:p>
          </table:table-cell>
          <table:table-cell table:formula="of:=[.I40]-[.I39]" office:value-type="float" office:value="-434.512414282101" calcext:value-type="float">
            <text:p>-434.512414282101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0.0145557442522515" calcext:value-type="float">
            <text:p>0.0145557442522515</text:p>
          </table:table-cell>
          <table:table-cell office:value-type="float" office:value="0.240393296467812" calcext:value-type="float">
            <text:p>0.240393296467812</text:p>
          </table:table-cell>
          <table:table-cell office:value-type="float" office:value="-0.240393009088307" calcext:value-type="float">
            <text:p>-0.240393009088307</text:p>
          </table:table-cell>
          <table:table-cell office:value-type="float" office:value="-30756.6482293655" calcext:value-type="float">
            <text:p>-30756.648229365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658.7481" calcext:value-type="float">
            <text:p>658.7481</text:p>
          </table:table-cell>
          <table:table-cell office:value-type="float" office:value="656.823530000009" calcext:value-type="float">
            <text:p>656.823530000009</text:p>
          </table:table-cell>
          <table:table-cell table:formula="of:=[.F41]-[.F40]" office:value-type="float" office:value="-0.00034331750679112" calcext:value-type="float">
            <text:p>-0.00034331750679112</text:p>
          </table:table-cell>
          <table:table-cell table:formula="of:=[.G41]-[.G40]" office:value-type="float" office:value="0.00484399169490118" calcext:value-type="float">
            <text:p>0.00484399169490118</text:p>
          </table:table-cell>
          <table:table-cell table:formula="of:=[.H41]-[.H40]" office:value-type="float" office:value="-0.0048430189503462" calcext:value-type="float">
            <text:p>-0.0048430189503462</text:p>
          </table:table-cell>
          <table:table-cell table:formula="of:=[.I41]-[.I40]" office:value-type="float" office:value="-256.174208876797" calcext:value-type="float">
            <text:p>-256.17420887679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0.0142124267454604" calcext:value-type="float">
            <text:p>0.0142124267454604</text:p>
          </table:table-cell>
          <table:table-cell office:value-type="float" office:value="0.245237288162713" calcext:value-type="float">
            <text:p>0.245237288162713</text:p>
          </table:table-cell>
          <table:table-cell office:value-type="float" office:value="-0.245236028038653" calcext:value-type="float">
            <text:p>-0.245236028038653</text:p>
          </table:table-cell>
          <table:table-cell office:value-type="float" office:value="-31012.8224382423" calcext:value-type="float">
            <text:p>-31012.822438242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788.1415" calcext:value-type="float">
            <text:p>788.1415</text:p>
          </table:table-cell>
          <table:table-cell office:value-type="float" office:value="785.861275000003" calcext:value-type="float">
            <text:p>785.861275000003</text:p>
          </table:table-cell>
          <table:table-cell table:formula="of:=[.F42]-[.F41]" office:value-type="float" office:value="-0.000232636003919521" calcext:value-type="float">
            <text:p>-0.000232636003919521</text:p>
          </table:table-cell>
          <table:table-cell table:formula="of:=[.G42]-[.G41]" office:value-type="float" office:value="0.00481394473858052" calcext:value-type="float">
            <text:p>0.00481394473858052</text:p>
          </table:table-cell>
          <table:table-cell table:formula="of:=[.H42]-[.H41]" office:value-type="float" office:value="-0.00481280553327373" calcext:value-type="float">
            <text:p>-0.00481280553327373</text:p>
          </table:table-cell>
          <table:table-cell table:formula="of:=[.I42]-[.I41]" office:value-type="float" office:value="-162.313782429392" calcext:value-type="float">
            <text:p>-162.31378242939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0.0139797907415409" calcext:value-type="float">
            <text:p>0.0139797907415409</text:p>
          </table:table-cell>
          <table:table-cell office:value-type="float" office:value="0.250051232901294" calcext:value-type="float">
            <text:p>0.250051232901294</text:p>
          </table:table-cell>
          <table:table-cell office:value-type="float" office:value="-0.250048833571927" calcext:value-type="float">
            <text:p>-0.250048833571927</text:p>
          </table:table-cell>
          <table:table-cell office:value-type="float" office:value="-31175.1362206717" calcext:value-type="float">
            <text:p>-31175.1362206717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918.4482" calcext:value-type="float">
            <text:p>918.4482</text:p>
          </table:table-cell>
          <table:table-cell office:value-type="float" office:value="915.792577" calcext:value-type="float">
            <text:p>915.792577</text:p>
          </table:table-cell>
          <table:table-cell table:formula="of:=[.F43]-[.F42]" office:value-type="float" office:value="-0.000156610013555339" calcext:value-type="float">
            <text:p>-0.000156610013555339</text:p>
          </table:table-cell>
          <table:table-cell table:formula="of:=[.G43]-[.G42]" office:value-type="float" office:value="0.00487138895108641" calcext:value-type="float">
            <text:p>0.00487138895108641</text:p>
          </table:table-cell>
          <table:table-cell table:formula="of:=[.H43]-[.H42]" office:value-type="float" office:value="-0.00486976669929901" calcext:value-type="float">
            <text:p>-0.00486976669929901</text:p>
          </table:table-cell>
          <table:table-cell table:formula="of:=[.I43]-[.I42]" office:value-type="float" office:value="-108.80898779587" calcext:value-type="float">
            <text:p>-108.8089877958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0.0138231807279855" calcext:value-type="float">
            <text:p>0.0138231807279855</text:p>
          </table:table-cell>
          <table:table-cell office:value-type="float" office:value="0.25492262185238" calcext:value-type="float">
            <text:p>0.25492262185238</text:p>
          </table:table-cell>
          <table:table-cell office:value-type="float" office:value="-0.254918600271226" calcext:value-type="float">
            <text:p>-0.254918600271226</text:p>
          </table:table-cell>
          <table:table-cell office:value-type="float" office:value="-31283.9452084676" calcext:value-type="float">
            <text:p>-31283.945208467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048.2551" calcext:value-type="float">
            <text:p>1048.2551</text:p>
          </table:table-cell>
          <table:table-cell office:value-type="float" office:value="1045.20376400001" calcext:value-type="float">
            <text:p>1045.20376400001</text:p>
          </table:table-cell>
          <table:table-cell table:formula="of:=[.F44]-[.F43]" office:value-type="float" office:value="-0.000102636108775251" calcext:value-type="float">
            <text:p>-0.000102636108775251</text:p>
          </table:table-cell>
          <table:table-cell table:formula="of:=[.G44]-[.G43]" office:value-type="float" office:value="0.00398792806883497" calcext:value-type="float">
            <text:p>0.00398792806883497</text:p>
          </table:table-cell>
          <table:table-cell table:formula="of:=[.H44]-[.H43]" office:value-type="float" office:value="-0.00398745802447276" calcext:value-type="float">
            <text:p>-0.00398745802447276</text:p>
          </table:table-cell>
          <table:table-cell table:formula="of:=[.I44]-[.I43]" office:value-type="float" office:value="-76.1698378355613" calcext:value-type="float">
            <text:p>-76.169837835561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0.0137205446192103" calcext:value-type="float">
            <text:p>0.0137205446192103</text:p>
          </table:table-cell>
          <table:table-cell office:value-type="float" office:value="0.258910549921215" calcext:value-type="float">
            <text:p>0.258910549921215</text:p>
          </table:table-cell>
          <table:table-cell office:value-type="float" office:value="-0.258906058295699" calcext:value-type="float">
            <text:p>-0.258906058295699</text:p>
          </table:table-cell>
          <table:table-cell office:value-type="float" office:value="-31360.1150463032" calcext:value-type="float">
            <text:p>-31360.115046303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177.8803" calcext:value-type="float">
            <text:p>1177.8803</text:p>
          </table:table-cell>
          <table:table-cell office:value-type="float" office:value="1174.44279500001" calcext:value-type="float">
            <text:p>1174.44279500001</text:p>
          </table:table-cell>
          <table:table-cell table:formula="of:=[.F45]-[.F44]" office:value-type="float" office:value="-0.0000698404802114399" calcext:value-type="float">
            <text:p>-6.98404802114399E-05</text:p>
          </table:table-cell>
          <table:table-cell table:formula="of:=[.G45]-[.G44]" office:value-type="float" office:value="0.00291933365183961" calcext:value-type="float">
            <text:p>0.00291933365183961</text:p>
          </table:table-cell>
          <table:table-cell table:formula="of:=[.H45]-[.H44]" office:value-type="float" office:value="-0.00291866745021663" calcext:value-type="float">
            <text:p>-0.00291866745021663</text:p>
          </table:table-cell>
          <table:table-cell table:formula="of:=[.I45]-[.I44]" office:value-type="float" office:value="-54.5805377701399" calcext:value-type="float">
            <text:p>-54.580537770139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0.0136507041389988" calcext:value-type="float">
            <text:p>0.0136507041389988</text:p>
          </table:table-cell>
          <table:table-cell office:value-type="float" office:value="0.261829883573055" calcext:value-type="float">
            <text:p>0.261829883573055</text:p>
          </table:table-cell>
          <table:table-cell office:value-type="float" office:value="-0.261824725745915" calcext:value-type="float">
            <text:p>-0.261824725745915</text:p>
          </table:table-cell>
          <table:table-cell office:value-type="float" office:value="-31414.6955840733" calcext:value-type="float">
            <text:p>-31414.695584073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307.7129" calcext:value-type="float">
            <text:p>1307.7129</text:p>
          </table:table-cell>
          <table:table-cell office:value-type="float" office:value="1303.94660699999" calcext:value-type="float">
            <text:p>1303.94660699999</text:p>
          </table:table-cell>
          <table:table-cell table:formula="of:=[.F46]-[.F45]" office:value-type="float" office:value="-0.00005012069734559" calcext:value-type="float">
            <text:p>-5.012069734559E-05</text:p>
          </table:table-cell>
          <table:table-cell table:formula="of:=[.G46]-[.G45]" office:value-type="float" office:value="0.00201830196949804" calcext:value-type="float">
            <text:p>0.00201830196949804</text:p>
          </table:table-cell>
          <table:table-cell table:formula="of:=[.H46]-[.H45]" office:value-type="float" office:value="-0.00201667643139997" calcext:value-type="float">
            <text:p>-0.00201667643139997</text:p>
          </table:table-cell>
          <table:table-cell table:formula="of:=[.I46]-[.I45]" office:value-type="float" office:value="-39.3630567683285" calcext:value-type="float">
            <text:p>-39.363056768328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float" office:value="0.0136005834416533" calcext:value-type="float">
            <text:p>0.0136005834416533</text:p>
          </table:table-cell>
          <table:table-cell office:value-type="float" office:value="0.263848185542553" calcext:value-type="float">
            <text:p>0.263848185542553</text:p>
          </table:table-cell>
          <table:table-cell office:value-type="float" office:value="-0.263841402177315" calcext:value-type="float">
            <text:p>-0.263841402177315</text:p>
          </table:table-cell>
          <table:table-cell office:value-type="float" office:value="-31454.0586408416" calcext:value-type="float">
            <text:p>-31454.058640841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437.1217" calcext:value-type="float">
            <text:p>1437.1217</text:p>
          </table:table-cell>
          <table:table-cell office:value-type="float" office:value="1432.93798700001" calcext:value-type="float">
            <text:p>1432.93798700001</text:p>
          </table:table-cell>
          <table:table-cell table:formula="of:=[.F47]-[.F46]" office:value-type="float" office:value="-0.0000353738663021498" calcext:value-type="float">
            <text:p>-3.53738663021498E-05</text:p>
          </table:table-cell>
          <table:table-cell table:formula="of:=[.G47]-[.G46]" office:value-type="float" office:value="0.00138398693421216" calcext:value-type="float">
            <text:p>0.00138398693421216</text:p>
          </table:table-cell>
          <table:table-cell table:formula="of:=[.H47]-[.H46]" office:value-type="float" office:value="-0.0013834948867385" calcext:value-type="float">
            <text:p>-0.0013834948867385</text:p>
          </table:table-cell>
          <table:table-cell table:formula="of:=[.I47]-[.I46]" office:value-type="float" office:value="-28.5281392221914" calcext:value-type="float">
            <text:p>-28.528139222191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40" calcext:value-type="float">
            <text:p>240</text:p>
          </table:table-cell>
          <table:table-cell office:value-type="float" office:value="0.0135652095753511" calcext:value-type="float">
            <text:p>0.0135652095753511</text:p>
          </table:table-cell>
          <table:table-cell office:value-type="float" office:value="0.265232172476765" calcext:value-type="float">
            <text:p>0.265232172476765</text:p>
          </table:table-cell>
          <table:table-cell office:value-type="float" office:value="-0.265224897064054" calcext:value-type="float">
            <text:p>-0.265224897064054</text:p>
          </table:table-cell>
          <table:table-cell office:value-type="float" office:value="-31482.5867800638" calcext:value-type="float">
            <text:p>-31482.586780063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566.7458" calcext:value-type="float">
            <text:p>1566.7458</text:p>
          </table:table-cell>
          <table:table-cell office:value-type="float" office:value="1562.05668900001" calcext:value-type="float">
            <text:p>1562.05668900001</text:p>
          </table:table-cell>
          <table:table-cell table:formula="of:=[.F48]-[.F47]" office:value-type="float" office:value="-0.0000250057683703099" calcext:value-type="float">
            <text:p>-2.50057683703099E-05</text:p>
          </table:table-cell>
          <table:table-cell table:formula="of:=[.G48]-[.G47]" office:value-type="float" office:value="0.000994102905780891" calcext:value-type="float">
            <text:p>0.000994102905780891</text:p>
          </table:table-cell>
          <table:table-cell table:formula="of:=[.H48]-[.H47]" office:value-type="float" office:value="-0.000994364663182534" calcext:value-type="float">
            <text:p>-0.000994364663182534</text:p>
          </table:table-cell>
          <table:table-cell table:formula="of:=[.I48]-[.I47]" office:value-type="float" office:value="-20.8868403329288" calcext:value-type="float">
            <text:p>-20.886840332928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60" calcext:value-type="float">
            <text:p>260</text:p>
          </table:table-cell>
          <table:table-cell office:value-type="float" office:value="0.0135402038069808" calcext:value-type="float">
            <text:p>0.0135402038069808</text:p>
          </table:table-cell>
          <table:table-cell office:value-type="float" office:value="0.266226275382546" calcext:value-type="float">
            <text:p>0.266226275382546</text:p>
          </table:table-cell>
          <table:table-cell office:value-type="float" office:value="-0.266219261727236" calcext:value-type="float">
            <text:p>-0.266219261727236</text:p>
          </table:table-cell>
          <table:table-cell office:value-type="float" office:value="-31503.4736203967" calcext:value-type="float">
            <text:p>-31503.4736203967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696.5235" calcext:value-type="float">
            <text:p>1696.5235</text:p>
          </table:table-cell>
          <table:table-cell office:value-type="float" office:value="1691.61190400001" calcext:value-type="float">
            <text:p>1691.61190400001</text:p>
          </table:table-cell>
          <table:table-cell table:formula="of:=[.F49]-[.F48]" office:value-type="float" office:value="-0.0000173473504252297" calcext:value-type="float">
            <text:p>-1.73473504252297E-05</text:p>
          </table:table-cell>
          <table:table-cell table:formula="of:=[.G49]-[.G48]" office:value-type="float" office:value="0.000745155265556241" calcext:value-type="float">
            <text:p>0.000745155265556241</text:p>
          </table:table-cell>
          <table:table-cell table:formula="of:=[.H49]-[.H48]" office:value-type="float" office:value="-0.000746169860779466" calcext:value-type="float">
            <text:p>-0.000746169860779466</text:p>
          </table:table-cell>
          <table:table-cell table:formula="of:=[.I49]-[.I48]" office:value-type="float" office:value="-15.4233317783692" calcext:value-type="float">
            <text:p>-15.423331778369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280" calcext:value-type="float">
            <text:p>280</text:p>
          </table:table-cell>
          <table:table-cell office:value-type="float" office:value="0.0135228564565556" calcext:value-type="float">
            <text:p>0.0135228564565556</text:p>
          </table:table-cell>
          <table:table-cell office:value-type="float" office:value="0.266971430648102" calcext:value-type="float">
            <text:p>0.266971430648102</text:p>
          </table:table-cell>
          <table:table-cell office:value-type="float" office:value="-0.266965431588016" calcext:value-type="float">
            <text:p>-0.266965431588016</text:p>
          </table:table-cell>
          <table:table-cell office:value-type="float" office:value="-31518.8969521751" calcext:value-type="float">
            <text:p>-31518.896952175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826.0581" calcext:value-type="float">
            <text:p>1826.0581</text:p>
          </table:table-cell>
          <table:table-cell office:value-type="float" office:value="1820.521184" calcext:value-type="float">
            <text:p>1820.521184</text:p>
          </table:table-cell>
          <table:table-cell table:formula="of:=[.F50]-[.F49]" office:value-type="float" office:value="-0.00001172802660699" calcext:value-type="float">
            <text:p>-1.172802660699E-05</text:p>
          </table:table-cell>
          <table:table-cell table:formula="of:=[.G50]-[.G49]" office:value-type="float" office:value="0.00054128877370091" calcext:value-type="float">
            <text:p>0.00054128877370091</text:p>
          </table:table-cell>
          <table:table-cell table:formula="of:=[.H50]-[.H49]" office:value-type="float" office:value="-0.000541625020759107" calcext:value-type="float">
            <text:p>-0.000541625020759107</text:p>
          </table:table-cell>
          <table:table-cell table:formula="of:=[.I50]-[.I49]" office:value-type="float" office:value="-11.3670733662802" calcext:value-type="float">
            <text:p>-11.367073366280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00" calcext:value-type="float">
            <text:p>300</text:p>
          </table:table-cell>
          <table:table-cell office:value-type="float" office:value="0.0135111284299486" calcext:value-type="float">
            <text:p>0.0135111284299486</text:p>
          </table:table-cell>
          <table:table-cell office:value-type="float" office:value="0.267512719421803" calcext:value-type="float">
            <text:p>0.267512719421803</text:p>
          </table:table-cell>
          <table:table-cell office:value-type="float" office:value="-0.267507056608775" calcext:value-type="float">
            <text:p>-0.267507056608775</text:p>
          </table:table-cell>
          <table:table-cell office:value-type="float" office:value="-31530.2640255414" calcext:value-type="float">
            <text:p>-31530.2640255414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1955.5721" calcext:value-type="float">
            <text:p>1955.5721</text:p>
          </table:table-cell>
          <table:table-cell office:value-type="float" office:value="1949.89837" calcext:value-type="float">
            <text:p>1949.89837</text:p>
          </table:table-cell>
          <table:table-cell table:formula="of:=[.F51]-[.F50]" office:value-type="float" office:value="-0.00000772020861508974" calcext:value-type="float">
            <text:p>-7.72020861508974E-06</text:p>
          </table:table-cell>
          <table:table-cell table:formula="of:=[.G51]-[.G50]" office:value-type="float" office:value="0.000350843619707553" calcext:value-type="float">
            <text:p>0.000350843619707553</text:p>
          </table:table-cell>
          <table:table-cell table:formula="of:=[.H51]-[.H50]" office:value-type="float" office:value="-0.0003508553394585" calcext:value-type="float">
            <text:p>-0.0003508553394585</text:p>
          </table:table-cell>
          <table:table-cell table:formula="of:=[.I51]-[.I50]" office:value-type="float" office:value="-8.19665227453152" calcext:value-type="float">
            <text:p>-8.1966522745315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20" calcext:value-type="float">
            <text:p>320</text:p>
          </table:table-cell>
          <table:table-cell office:value-type="float" office:value="0.0135034082213335" calcext:value-type="float">
            <text:p>0.0135034082213335</text:p>
          </table:table-cell>
          <table:table-cell office:value-type="float" office:value="0.26786356304151" calcext:value-type="float">
            <text:p>0.26786356304151</text:p>
          </table:table-cell>
          <table:table-cell office:value-type="float" office:value="-0.267857911948233" calcext:value-type="float">
            <text:p>-0.267857911948233</text:p>
          </table:table-cell>
          <table:table-cell office:value-type="float" office:value="-31538.4606778159" calcext:value-type="float">
            <text:p>-31538.4606778159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085.3291" calcext:value-type="float">
            <text:p>2085.3291</text:p>
          </table:table-cell>
          <table:table-cell office:value-type="float" office:value="2079.22778300001" calcext:value-type="float">
            <text:p>2079.22778300001</text:p>
          </table:table-cell>
          <table:table-cell table:formula="of:=[.F52]-[.F51]" office:value-type="float" office:value="-0.00000509522035681102" calcext:value-type="float">
            <text:p>-5.09522035681102E-06</text:p>
          </table:table-cell>
          <table:table-cell table:formula="of:=[.G52]-[.G51]" office:value-type="float" office:value="0.000245881180126806" calcext:value-type="float">
            <text:p>0.000245881180126806</text:p>
          </table:table-cell>
          <table:table-cell table:formula="of:=[.H52]-[.H51]" office:value-type="float" office:value="-0.000244408924994888" calcext:value-type="float">
            <text:p>-0.000244408924994888</text:p>
          </table:table-cell>
          <table:table-cell table:formula="of:=[.I52]-[.I51]" office:value-type="float" office:value="-6.48542282354902" calcext:value-type="float">
            <text:p>-6.4854228235490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40" calcext:value-type="float">
            <text:p>340</text:p>
          </table:table-cell>
          <table:table-cell office:value-type="float" office:value="0.0134983130009767" calcext:value-type="float">
            <text:p>0.0134983130009767</text:p>
          </table:table-cell>
          <table:table-cell office:value-type="float" office:value="0.268109444221637" calcext:value-type="float">
            <text:p>0.268109444221637</text:p>
          </table:table-cell>
          <table:table-cell office:value-type="float" office:value="-0.268102320873228" calcext:value-type="float">
            <text:p>-0.268102320873228</text:p>
          </table:table-cell>
          <table:table-cell office:value-type="float" office:value="-31544.9461006395" calcext:value-type="float">
            <text:p>-31544.946100639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214.9263" calcext:value-type="float">
            <text:p>2214.9263</text:p>
          </table:table-cell>
          <table:table-cell office:value-type="float" office:value="2208.50855999999" calcext:value-type="float">
            <text:p>2208.50855999999</text:p>
          </table:table-cell>
          <table:table-cell table:formula="of:=[.F53]-[.F52]" office:value-type="float" office:value="-0.00000317270710389027" calcext:value-type="float">
            <text:p>-3.17270710389027E-06</text:p>
          </table:table-cell>
          <table:table-cell table:formula="of:=[.G53]-[.G52]" office:value-type="float" office:value="0.000235823189697726" calcext:value-type="float">
            <text:p>0.000235823189697726</text:p>
          </table:table-cell>
          <table:table-cell table:formula="of:=[.H53]-[.H52]" office:value-type="float" office:value="-0.000234708701103203" calcext:value-type="float">
            <text:p>-0.000234708701103203</text:p>
          </table:table-cell>
          <table:table-cell table:formula="of:=[.I53]-[.I52]" office:value-type="float" office:value="-4.91187142931085" calcext:value-type="float">
            <text:p>-4.9118714293108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0.0134951402938728" calcext:value-type="float">
            <text:p>0.0134951402938728</text:p>
          </table:table-cell>
          <table:table-cell office:value-type="float" office:value="0.268345267411335" calcext:value-type="float">
            <text:p>0.268345267411335</text:p>
          </table:table-cell>
          <table:table-cell office:value-type="float" office:value="-0.268337029574331" calcext:value-type="float">
            <text:p>-0.268337029574331</text:p>
          </table:table-cell>
          <table:table-cell office:value-type="float" office:value="-31549.8579720688" calcext:value-type="float">
            <text:p>-31549.857972068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345.0346" calcext:value-type="float">
            <text:p>2345.0346</text:p>
          </table:table-cell>
          <table:table-cell office:value-type="float" office:value="2338.21332699999" calcext:value-type="float">
            <text:p>2338.21332699999</text:p>
          </table:table-cell>
          <table:table-cell table:formula="of:=[.F54]-[.F53]" office:value-type="float" office:value="-0.00000197701852960863" calcext:value-type="float">
            <text:p>-1.97701852960863E-06</text:p>
          </table:table-cell>
          <table:table-cell table:formula="of:=[.G54]-[.G53]" office:value-type="float" office:value="0.000226156934149901" calcext:value-type="float">
            <text:p>0.000226156934149901</text:p>
          </table:table-cell>
          <table:table-cell table:formula="of:=[.H54]-[.H53]" office:value-type="float" office:value="-0.00022569405106343" calcext:value-type="float">
            <text:p>-0.00022569405106343</text:p>
          </table:table-cell>
          <table:table-cell table:formula="of:=[.I54]-[.I53]" office:value-type="float" office:value="-4.20799836467995" calcext:value-type="float">
            <text:p>-4.2079983646799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380" calcext:value-type="float">
            <text:p>380</text:p>
          </table:table-cell>
          <table:table-cell office:value-type="float" office:value="0.0134931632753432" calcext:value-type="float">
            <text:p>0.0134931632753432</text:p>
          </table:table-cell>
          <table:table-cell office:value-type="float" office:value="0.268571424345485" calcext:value-type="float">
            <text:p>0.268571424345485</text:p>
          </table:table-cell>
          <table:table-cell office:value-type="float" office:value="-0.268562723625395" calcext:value-type="float">
            <text:p>-0.268562723625395</text:p>
          </table:table-cell>
          <table:table-cell office:value-type="float" office:value="-31554.0659704335" calcext:value-type="float">
            <text:p>-31554.065970433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474.8549" calcext:value-type="float">
            <text:p>2474.8549</text:p>
          </table:table-cell>
          <table:table-cell office:value-type="float" office:value="2467.692979" calcext:value-type="float">
            <text:p>2467.692979</text:p>
          </table:table-cell>
          <table:table-cell table:formula="of:=[.F55]-[.F54]" office:value-type="float" office:value="-0.00000118151306470124" calcext:value-type="float">
            <text:p>-1.18151306470124E-06</text:p>
          </table:table-cell>
          <table:table-cell table:formula="of:=[.G55]-[.G54]" office:value-type="float" office:value="0.0000792110860071693" calcext:value-type="float">
            <text:p>7.92110860071693E-05</text:p>
          </table:table-cell>
          <table:table-cell table:formula="of:=[.H55]-[.H54]" office:value-type="float" office:value="-0.0000785076161382014" calcext:value-type="float">
            <text:p>-7.85076161382014E-05</text:p>
          </table:table-cell>
          <table:table-cell table:formula="of:=[.I55]-[.I54]" office:value-type="float" office:value="-1.64957429511924" calcext:value-type="float">
            <text:p>-1.6495742951192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0.0134919817622785" calcext:value-type="float">
            <text:p>0.0134919817622785</text:p>
          </table:table-cell>
          <table:table-cell office:value-type="float" office:value="0.268650635431492" calcext:value-type="float">
            <text:p>0.268650635431492</text:p>
          </table:table-cell>
          <table:table-cell office:value-type="float" office:value="-0.268641231241533" calcext:value-type="float">
            <text:p>-0.268641231241533</text:p>
          </table:table-cell>
          <table:table-cell office:value-type="float" office:value="-31555.7155447286" calcext:value-type="float">
            <text:p>-31555.715544728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605.0874" calcext:value-type="float">
            <text:p>2605.0874</text:p>
          </table:table-cell>
          <table:table-cell office:value-type="float" office:value="2597.515615" calcext:value-type="float">
            <text:p>2597.515615</text:p>
          </table:table-cell>
          <table:table-cell table:formula="of:=[.F56]-[.F55]" office:value-type="float" office:value="-0.00000069514539566967" calcext:value-type="float">
            <text:p>-6.95145395669672E-07</text:p>
          </table:table-cell>
          <table:table-cell table:formula="of:=[.G56]-[.G55]" office:value-type="float" office:value="0.0000461601699232039" calcext:value-type="float">
            <text:p>4.61601699232039E-05</text:p>
          </table:table-cell>
          <table:table-cell table:formula="of:=[.H56]-[.H55]" office:value-type="float" office:value="-0.000046092248960572" calcext:value-type="float">
            <text:p>-4.6092248960572E-05</text:p>
          </table:table-cell>
          <table:table-cell table:formula="of:=[.I56]-[.I55]" office:value-type="float" office:value="-0.901323308309657" calcext:value-type="float">
            <text:p>-0.90132330830965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20" calcext:value-type="float">
            <text:p>420</text:p>
          </table:table-cell>
          <table:table-cell office:value-type="float" office:value="0.0134912866168828" calcext:value-type="float">
            <text:p>0.0134912866168828</text:p>
          </table:table-cell>
          <table:table-cell office:value-type="float" office:value="0.268696795601415" calcext:value-type="float">
            <text:p>0.268696795601415</text:p>
          </table:table-cell>
          <table:table-cell office:value-type="float" office:value="-0.268687323490494" calcext:value-type="float">
            <text:p>-0.268687323490494</text:p>
          </table:table-cell>
          <table:table-cell office:value-type="float" office:value="-31556.6168680369" calcext:value-type="float">
            <text:p>-31556.6168680369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734.2949" calcext:value-type="float">
            <text:p>2734.2949</text:p>
          </table:table-cell>
          <table:table-cell office:value-type="float" office:value="2726.34445400001" calcext:value-type="float">
            <text:p>2726.34445400001</text:p>
          </table:table-cell>
          <table:table-cell table:formula="of:=[.F57]-[.F56]" office:value-type="float" office:value="-0.00000037750133826016" calcext:value-type="float">
            <text:p>-3.77501338260158E-07</text:p>
          </table:table-cell>
          <table:table-cell table:formula="of:=[.G57]-[.G56]" office:value-type="float" office:value="0.0000250323627404292" calcext:value-type="float">
            <text:p>2.50323627404292E-05</text:p>
          </table:table-cell>
          <table:table-cell table:formula="of:=[.H57]-[.H56]" office:value-type="float" office:value="-0.0000250853130674411" calcext:value-type="float">
            <text:p>-2.50853130674411E-05</text:p>
          </table:table-cell>
          <table:table-cell table:formula="of:=[.I57]-[.I56]" office:value-type="float" office:value="-0.495932864891074" calcext:value-type="float">
            <text:p>-0.49593286489107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40" calcext:value-type="float">
            <text:p>440</text:p>
          </table:table-cell>
          <table:table-cell office:value-type="float" office:value="0.0134909091155445" calcext:value-type="float">
            <text:p>0.0134909091155445</text:p>
          </table:table-cell>
          <table:table-cell office:value-type="float" office:value="0.268721827964156" calcext:value-type="float">
            <text:p>0.268721827964156</text:p>
          </table:table-cell>
          <table:table-cell office:value-type="float" office:value="-0.268712408803561" calcext:value-type="float">
            <text:p>-0.268712408803561</text:p>
          </table:table-cell>
          <table:table-cell office:value-type="float" office:value="-31557.1128009018" calcext:value-type="float">
            <text:p>-31557.112800901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863.5354" calcext:value-type="float">
            <text:p>2863.5354</text:p>
          </table:table-cell>
          <table:table-cell office:value-type="float" office:value="2855.16762399999" calcext:value-type="float">
            <text:p>2855.16762399999</text:p>
          </table:table-cell>
          <table:table-cell table:formula="of:=[.F58]-[.F57]" office:value-type="float" office:value="-0.00000020156725739906" calcext:value-type="float">
            <text:p>-2.0156725739906E-07</text:p>
          </table:table-cell>
          <table:table-cell table:formula="of:=[.G58]-[.G57]" office:value-type="float" office:value="0.0000148835455379692" calcext:value-type="float">
            <text:p>1.48835455379692E-05</text:p>
          </table:table-cell>
          <table:table-cell table:formula="of:=[.H58]-[.H57]" office:value-type="float" office:value="-0.0000148969580887059" calcext:value-type="float">
            <text:p>-1.48969580887059E-05</text:p>
          </table:table-cell>
          <table:table-cell table:formula="of:=[.I58]-[.I57]" office:value-type="float" office:value="-0.284063897288434" calcext:value-type="float">
            <text:p>-0.284063897288434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60" calcext:value-type="float">
            <text:p>460</text:p>
          </table:table-cell>
          <table:table-cell office:value-type="float" office:value="0.0134907075482871" calcext:value-type="float">
            <text:p>0.0134907075482871</text:p>
          </table:table-cell>
          <table:table-cell office:value-type="float" office:value="0.268736711509694" calcext:value-type="float">
            <text:p>0.268736711509694</text:p>
          </table:table-cell>
          <table:table-cell office:value-type="float" office:value="-0.26872730576165" calcext:value-type="float">
            <text:p>-0.26872730576165</text:p>
          </table:table-cell>
          <table:table-cell office:value-type="float" office:value="-31557.3968647991" calcext:value-type="float">
            <text:p>-31557.396864799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2993.1959" calcext:value-type="float">
            <text:p>2993.1959</text:p>
          </table:table-cell>
          <table:table-cell office:value-type="float" office:value="2984.490823" calcext:value-type="float">
            <text:p>2984.490823</text:p>
          </table:table-cell>
          <table:table-cell table:formula="of:=[.F59]-[.F58]" office:value-type="float" office:value="-0.00000010082379791991" calcext:value-type="float">
            <text:p>-1.00823797919911E-07</text:p>
          </table:table-cell>
          <table:table-cell table:formula="of:=[.G59]-[.G58]" office:value-type="float" office:value="0.0000109785131116036" calcext:value-type="float">
            <text:p>1.09785131116036E-05</text:p>
          </table:table-cell>
          <table:table-cell table:formula="of:=[.H59]-[.H58]" office:value-type="float" office:value="-0.0000110366306268483" calcext:value-type="float">
            <text:p>-1.10366306268483E-05</text:p>
          </table:table-cell>
          <table:table-cell table:formula="of:=[.I59]-[.I58]" office:value-type="float" office:value="-0.164620614268642" calcext:value-type="float">
            <text:p>-0.164620614268642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80" calcext:value-type="float">
            <text:p>480</text:p>
          </table:table-cell>
          <table:table-cell office:value-type="float" office:value="0.0134906067244892" calcext:value-type="float">
            <text:p>0.0134906067244892</text:p>
          </table:table-cell>
          <table:table-cell office:value-type="float" office:value="0.268747690022805" calcext:value-type="float">
            <text:p>0.268747690022805</text:p>
          </table:table-cell>
          <table:table-cell office:value-type="float" office:value="-0.268738342392277" calcext:value-type="float">
            <text:p>-0.268738342392277</text:p>
          </table:table-cell>
          <table:table-cell office:value-type="float" office:value="-31557.5614854133" calcext:value-type="float">
            <text:p>-31557.561485413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122.9853" calcext:value-type="float">
            <text:p>3122.9853</text:p>
          </table:table-cell>
          <table:table-cell office:value-type="float" office:value="3113.91447" calcext:value-type="float">
            <text:p>3113.91447</text:p>
          </table:table-cell>
          <table:table-cell table:formula="of:=[.F60]-[.F59]" office:value-type="float" office:value="-0.00000004854298012169" calcext:value-type="float">
            <text:p>-4.85429801216908E-08</text:p>
          </table:table-cell>
          <table:table-cell table:formula="of:=[.G60]-[.G59]" office:value-type="float" office:value="0.00000517462213284192" calcext:value-type="float">
            <text:p>5.17462213284192E-06</text:p>
          </table:table-cell>
          <table:table-cell table:formula="of:=[.H60]-[.H59]" office:value-type="float" office:value="-0.00000525225966641063" calcext:value-type="float">
            <text:p>-5.25225966641063E-06</text:p>
          </table:table-cell>
          <table:table-cell table:formula="of:=[.I60]-[.I59]" office:value-type="float" office:value="-0.0815083345114545" calcext:value-type="float">
            <text:p>-0.081508334511454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0.0134905581815091" calcext:value-type="float">
            <text:p>0.0134905581815091</text:p>
          </table:table-cell>
          <table:table-cell office:value-type="float" office:value="0.268752864644938" calcext:value-type="float">
            <text:p>0.268752864644938</text:p>
          </table:table-cell>
          <table:table-cell office:value-type="float" office:value="-0.268743594651943" calcext:value-type="float">
            <text:p>-0.268743594651943</text:p>
          </table:table-cell>
          <table:table-cell office:value-type="float" office:value="-31557.6429937478" calcext:value-type="float">
            <text:p>-31557.642993747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253.2981" calcext:value-type="float">
            <text:p>3253.2981</text:p>
          </table:table-cell>
          <table:table-cell office:value-type="float" office:value="3243.863136" calcext:value-type="float">
            <text:p>3243.863136</text:p>
          </table:table-cell>
          <table:table-cell table:formula="of:=[.F61]-[.F60]" office:value-type="float" office:value="-0.00000002300330146851" calcext:value-type="float">
            <text:p>-2.30033014685105E-08</text:p>
          </table:table-cell>
          <table:table-cell table:formula="of:=[.G61]-[.G60]" office:value-type="float" office:value="0.0000022106719398951" calcext:value-type="float">
            <text:p>2.2106719398951E-06</text:p>
          </table:table-cell>
          <table:table-cell table:formula="of:=[.H61]-[.H60]" office:value-type="float" office:value="-0.00000224441248242169" calcext:value-type="float">
            <text:p>-2.24441248242169E-06</text:p>
          </table:table-cell>
          <table:table-cell table:formula="of:=[.I61]-[.I60]" office:value-type="float" office:value="-0.0377144841113477" calcext:value-type="float">
            <text:p>-0.0377144841113477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20" calcext:value-type="float">
            <text:p>520</text:p>
          </table:table-cell>
          <table:table-cell office:value-type="float" office:value="0.0134905351782076" calcext:value-type="float">
            <text:p>0.0134905351782076</text:p>
          </table:table-cell>
          <table:table-cell office:value-type="float" office:value="0.268755075316878" calcext:value-type="float">
            <text:p>0.268755075316878</text:p>
          </table:table-cell>
          <table:table-cell office:value-type="float" office:value="-0.268745839064425" calcext:value-type="float">
            <text:p>-0.268745839064425</text:p>
          </table:table-cell>
          <table:table-cell office:value-type="float" office:value="-31557.680708232" calcext:value-type="float">
            <text:p>-31557.68070823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383.3996" calcext:value-type="float">
            <text:p>3383.3996</text:p>
          </table:table-cell>
          <table:table-cell office:value-type="float" office:value="3373.567177" calcext:value-type="float">
            <text:p>3373.567177</text:p>
          </table:table-cell>
          <table:table-cell table:formula="of:=[.F62]-[.F61]" office:value-type="float" office:value="-0.00000000996662914005" calcext:value-type="float">
            <text:p>-9.96662914004576E-09</text:p>
          </table:table-cell>
          <table:table-cell table:formula="of:=[.G62]-[.G61]" office:value-type="float" office:value="0.00000088884962778924" calcext:value-type="float">
            <text:p>8.88849627789234E-07</text:p>
          </table:table-cell>
          <table:table-cell table:formula="of:=[.H62]-[.H61]" office:value-type="float" office:value="-0.00000090383712642028" calcext:value-type="float">
            <text:p>-9.03837126420282E-07</text:p>
          </table:table-cell>
          <table:table-cell table:formula="of:=[.I62]-[.I61]" office:value-type="float" office:value="-0.0157184571689868" calcext:value-type="float">
            <text:p>-0.015718457168986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40" calcext:value-type="float">
            <text:p>540</text:p>
          </table:table-cell>
          <table:table-cell office:value-type="float" office:value="0.0134905252115785" calcext:value-type="float">
            <text:p>0.0134905252115785</text:p>
          </table:table-cell>
          <table:table-cell office:value-type="float" office:value="0.268755964166506" calcext:value-type="float">
            <text:p>0.268755964166506</text:p>
          </table:table-cell>
          <table:table-cell office:value-type="float" office:value="-0.268746742901552" calcext:value-type="float">
            <text:p>-0.268746742901552</text:p>
          </table:table-cell>
          <table:table-cell office:value-type="float" office:value="-31557.6964266891" calcext:value-type="float">
            <text:p>-31557.696426689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513.5643" calcext:value-type="float">
            <text:p>3513.5643</text:p>
          </table:table-cell>
          <table:table-cell office:value-type="float" office:value="3503.36259" calcext:value-type="float">
            <text:p>3503.36259</text:p>
          </table:table-cell>
          <table:table-cell table:formula="of:=[.F63]-[.F62]" office:value-type="float" office:value="-0.00000000393316955047" calcext:value-type="float">
            <text:p>-3.93316955046852E-09</text:p>
          </table:table-cell>
          <table:table-cell table:formula="of:=[.G63]-[.G62]" office:value-type="float" office:value="0.00000032455899606765" calcext:value-type="float">
            <text:p>3.24558996067648E-07</text:p>
          </table:table-cell>
          <table:table-cell table:formula="of:=[.H63]-[.H62]" office:value-type="float" office:value="-0.00000033105897678798" calcext:value-type="float">
            <text:p>-3.31058976787979E-07</text:p>
          </table:table-cell>
          <table:table-cell table:formula="of:=[.I63]-[.I62]" office:value-type="float" office:value="-0.00594282045858563" calcext:value-type="float">
            <text:p>-0.0059428204585856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60" calcext:value-type="float">
            <text:p>560</text:p>
          </table:table-cell>
          <table:table-cell office:value-type="float" office:value="0.0134905212784089" calcext:value-type="float">
            <text:p>0.0134905212784089</text:p>
          </table:table-cell>
          <table:table-cell office:value-type="float" office:value="0.268756288725502" calcext:value-type="float">
            <text:p>0.268756288725502</text:p>
          </table:table-cell>
          <table:table-cell office:value-type="float" office:value="-0.268747073960529" calcext:value-type="float">
            <text:p>-0.268747073960529</text:p>
          </table:table-cell>
          <table:table-cell office:value-type="float" office:value="-31557.7023695096" calcext:value-type="float">
            <text:p>-31557.7023695096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641.7341" calcext:value-type="float">
            <text:p>3641.7341</text:p>
          </table:table-cell>
          <table:table-cell office:value-type="float" office:value="3631.15528599999" calcext:value-type="float">
            <text:p>3631.15528599999</text:p>
          </table:table-cell>
          <table:table-cell table:formula="of:=[.F64]-[.F63]" office:value-type="float" office:value="-0.00000000142957677987" calcext:value-type="float">
            <text:p>-1.4295767798711E-09</text:p>
          </table:table-cell>
          <table:table-cell table:formula="of:=[.G64]-[.G63]" office:value-type="float" office:value="0.00000010661699501036" calcext:value-type="float">
            <text:p>1.06616995010356E-07</text:p>
          </table:table-cell>
          <table:table-cell table:formula="of:=[.H64]-[.H63]" office:value-type="float" office:value="-0.00000010889481666387" calcext:value-type="float">
            <text:p>-1.08894816663874E-07</text:p>
          </table:table-cell>
          <table:table-cell table:formula="of:=[.I64]-[.I63]" office:value-type="float" office:value="-0.0020430481818039" calcext:value-type="float">
            <text:p>-0.002043048181803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  <table:table-cell office:value-type="float" office:value="0.0134905198488322" calcext:value-type="float">
            <text:p>0.0134905198488322</text:p>
          </table:table-cell>
          <table:table-cell office:value-type="float" office:value="0.268756395342497" calcext:value-type="float">
            <text:p>0.268756395342497</text:p>
          </table:table-cell>
          <table:table-cell office:value-type="float" office:value="-0.268747182855345" calcext:value-type="float">
            <text:p>-0.268747182855345</text:p>
          </table:table-cell>
          <table:table-cell office:value-type="float" office:value="-31557.7044125578" calcext:value-type="float">
            <text:p>-31557.7044125578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772.8649" calcext:value-type="float">
            <text:p>3772.8649</text:p>
          </table:table-cell>
          <table:table-cell office:value-type="float" office:value="3761.905587" calcext:value-type="float">
            <text:p>3761.905587</text:p>
          </table:table-cell>
          <table:table-cell table:formula="of:=[.F65]-[.F64]" office:value-type="float" office:value="-0.00000000047551992031" calcext:value-type="float">
            <text:p>-4.75519920314915E-10</text:p>
          </table:table-cell>
          <table:table-cell table:formula="of:=[.G65]-[.G64]" office:value-type="float" office:value="0.00000002942393478866" calcext:value-type="float">
            <text:p>2.94239347886638E-08</text:p>
          </table:table-cell>
          <table:table-cell table:formula="of:=[.H65]-[.H64]" office:value-type="float" office:value="-0.0000000299954973082" calcext:value-type="float">
            <text:p>-2.99954973081995E-08</text:p>
          </table:table-cell>
          <table:table-cell table:formula="of:=[.I65]-[.I64]" office:value-type="float" office:value="-0.000632462248177035" calcext:value-type="float">
            <text:p>-0.00063246224817703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00" calcext:value-type="float">
            <text:p>600</text:p>
          </table:table-cell>
          <table:table-cell office:value-type="float" office:value="0.0134905193733122" calcext:value-type="float">
            <text:p>0.0134905193733122</text:p>
          </table:table-cell>
          <table:table-cell office:value-type="float" office:value="0.268756424766432" calcext:value-type="float">
            <text:p>0.268756424766432</text:p>
          </table:table-cell>
          <table:table-cell office:value-type="float" office:value="-0.268747212850843" calcext:value-type="float">
            <text:p>-0.268747212850843</text:p>
          </table:table-cell>
          <table:table-cell office:value-type="float" office:value="-31557.70504502" calcext:value-type="float">
            <text:p>-31557.7050450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3901.978" calcext:value-type="float">
            <text:p>3901.978</text:p>
          </table:table-cell>
          <table:table-cell office:value-type="float" office:value="3890.61913499999" calcext:value-type="float">
            <text:p>3890.61913499999</text:p>
          </table:table-cell>
          <table:table-cell table:formula="of:=[.F66]-[.F65]" office:value-type="float" office:value="-0.00000000014503854021" calcext:value-type="float">
            <text:p>-1.45038540205755E-10</text:p>
          </table:table-cell>
          <table:table-cell table:formula="of:=[.G66]-[.G65]" office:value-type="float" office:value="0.00000000692996532381" calcext:value-type="float">
            <text:p>6.92996532380974E-09</text:p>
          </table:table-cell>
          <table:table-cell table:formula="of:=[.H66]-[.H65]" office:value-type="float" office:value="-0.00000000732547433824" calcext:value-type="float">
            <text:p>-7.32547433823782E-09</text:p>
          </table:table-cell>
          <table:table-cell table:formula="of:=[.I66]-[.I65]" office:value-type="float" office:value="-0.000168442042195238" calcext:value-type="float">
            <text:p>-0.000168442042195238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20" calcext:value-type="float">
            <text:p>620</text:p>
          </table:table-cell>
          <table:table-cell office:value-type="float" office:value="0.0134905192282737" calcext:value-type="float">
            <text:p>0.0134905192282737</text:p>
          </table:table-cell>
          <table:table-cell office:value-type="float" office:value="0.268756431696397" calcext:value-type="float">
            <text:p>0.268756431696397</text:p>
          </table:table-cell>
          <table:table-cell office:value-type="float" office:value="-0.268747220176317" calcext:value-type="float">
            <text:p>-0.268747220176317</text:p>
          </table:table-cell>
          <table:table-cell office:value-type="float" office:value="-31557.7052134621" calcext:value-type="float">
            <text:p>-31557.7052134621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030.5282" calcext:value-type="float">
            <text:p>4030.5282</text:p>
          </table:table-cell>
          <table:table-cell office:value-type="float" office:value="4018.81928299999" calcext:value-type="float">
            <text:p>4018.81928299999</text:p>
          </table:table-cell>
          <table:table-cell table:formula="of:=[.F67]-[.F66]" office:value-type="float" office:value="-0.00000000004099359914" calcext:value-type="float">
            <text:p>-4.09935991402266E-11</text:p>
          </table:table-cell>
          <table:table-cell table:formula="of:=[.G67]-[.G66]" office:value-type="float" office:value="0.00000000154946150355" calcext:value-type="float">
            <text:p>1.54946150354718E-09</text:p>
          </table:table-cell>
          <table:table-cell table:formula="of:=[.H67]-[.H66]" office:value-type="float" office:value="-0.00000000141093098316" calcext:value-type="float">
            <text:p>-1.41093098315892E-09</text:p>
          </table:table-cell>
          <table:table-cell table:formula="of:=[.I67]-[.I66]" office:value-type="float" office:value="-0.0000355812080670148" calcext:value-type="float">
            <text:p>-3.55812080670148E-05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40" calcext:value-type="float">
            <text:p>640</text:p>
          </table:table-cell>
          <table:table-cell office:value-type="float" office:value="0.0134905191872801" calcext:value-type="float">
            <text:p>0.0134905191872801</text:p>
          </table:table-cell>
          <table:table-cell office:value-type="float" office:value="0.268756433245858" calcext:value-type="float">
            <text:p>0.268756433245858</text:p>
          </table:table-cell>
          <table:table-cell office:value-type="float" office:value="-0.268747221587248" calcext:value-type="float">
            <text:p>-0.268747221587248</text:p>
          </table:table-cell>
          <table:table-cell office:value-type="float" office:value="-31557.7052490433" calcext:value-type="float">
            <text:p>-31557.7052490433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160.3047" calcext:value-type="float">
            <text:p>4160.3047</text:p>
          </table:table-cell>
          <table:table-cell office:value-type="float" office:value="4148.14999399998" calcext:value-type="float">
            <text:p>4148.14999399998</text:p>
          </table:table-cell>
          <table:table-cell table:formula="of:=[.F68]-[.F67]" office:value-type="float" office:value="-0.00000000001266411108" calcext:value-type="float">
            <text:p>-1.26641110792525E-11</text:p>
          </table:table-cell>
          <table:table-cell table:formula="of:=[.G68]-[.G67]" office:value-type="float" office:value="0.00000000013842771374" calcext:value-type="float">
            <text:p>1.38427713736178E-10</text:p>
          </table:table-cell>
          <table:table-cell table:formula="of:=[.H68]-[.H67]" office:value-type="float" office:value="-0.00000000036194247599" calcext:value-type="float">
            <text:p>-3.61942475990418E-10</text:p>
          </table:table-cell>
          <table:table-cell table:formula="of:=[.I68]-[.I67]" office:value-type="float" office:value="-0.00000341191116604023" calcext:value-type="float">
            <text:p>-3.41191116604023E-0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60" calcext:value-type="float">
            <text:p>660</text:p>
          </table:table-cell>
          <table:table-cell office:value-type="float" office:value="0.013490519174616" calcext:value-type="float">
            <text:p>0.013490519174616</text:p>
          </table:table-cell>
          <table:table-cell office:value-type="float" office:value="0.268756433384286" calcext:value-type="float">
            <text:p>0.268756433384286</text:p>
          </table:table-cell>
          <table:table-cell office:value-type="float" office:value="-0.26874722194919" calcext:value-type="float">
            <text:p>-0.26874722194919</text:p>
          </table:table-cell>
          <table:table-cell office:value-type="float" office:value="-31557.7052524552" calcext:value-type="float">
            <text:p>-31557.7052524552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290.6006" calcext:value-type="float">
            <text:p>4290.6006</text:p>
          </table:table-cell>
          <table:table-cell office:value-type="float" office:value="4278.15869499999" calcext:value-type="float">
            <text:p>4278.15869499999</text:p>
          </table:table-cell>
          <table:table-cell table:formula="of:=[.F69]-[.F68]" office:value-type="float" office:value="-0.0000000000027512298" calcext:value-type="float">
            <text:p>-2.75122979953579E-12</text:p>
          </table:table-cell>
          <table:table-cell table:formula="of:=[.G69]-[.G68]" office:value-type="float" office:value="0.00000000005233868894" calcext:value-type="float">
            <text:p>5.23386889383914E-11</text:p>
          </table:table-cell>
          <table:table-cell table:formula="of:=[.H69]-[.H68]" office:value-type="float" office:value="-0.00000000016461171315" calcext:value-type="float">
            <text:p>-1.64611713149299E-10</text:p>
          </table:table-cell>
          <table:table-cell table:formula="of:=[.I69]-[.I68]" office:value-type="float" office:value="-0.00000214535975828767" calcext:value-type="float">
            <text:p>-2.14535975828767E-0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680" calcext:value-type="float">
            <text:p>680</text:p>
          </table:table-cell>
          <table:table-cell office:value-type="float" office:value="0.0134905191718648" calcext:value-type="float">
            <text:p>0.0134905191718648</text:p>
          </table:table-cell>
          <table:table-cell office:value-type="float" office:value="0.268756433436625" calcext:value-type="float">
            <text:p>0.268756433436625</text:p>
          </table:table-cell>
          <table:table-cell office:value-type="float" office:value="-0.268747222113802" calcext:value-type="float">
            <text:p>-0.268747222113802</text:p>
          </table:table-cell>
          <table:table-cell office:value-type="float" office:value="-31557.7052546005" calcext:value-type="float">
            <text:p>-31557.7052546005</text:p>
          </table:table-cell>
          <table:table-cell office:value-type="float" office:value="-65481.5377284928" calcext:value-type="float">
            <text:p>-65481.5377284928</text:p>
          </table:table-cell>
          <table:table-cell office:value-type="float" office:value="4419.6373" calcext:value-type="float">
            <text:p>4419.6373</text:p>
          </table:table-cell>
          <table:table-cell office:value-type="float" office:value="4406.77496500002" calcext:value-type="float">
            <text:p>4406.77496500002</text:p>
          </table:table-cell>
          <table:table-cell office:value-type="float" office:value="-0.0000000000027512298" calcext:value-type="float">
            <text:p>-2.75122979953579E-12</text:p>
          </table:table-cell>
          <table:table-cell office:value-type="float" office:value="0.00000000005233868894" calcext:value-type="float">
            <text:p>5.23386889383914E-11</text:p>
          </table:table-cell>
          <table:table-cell office:value-type="float" office:value="-0.00000000016461171315" calcext:value-type="float">
            <text:p>-1.64611713149299E-10</text:p>
          </table:table-cell>
          <table:table-cell office:value-type="float" office:value="-0.00000214535975828767" calcext:value-type="float">
            <text:p>-2.14535975828767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9T14:18:22.004000000</dc:date>
    <meta:editing-duration>PT1M31S</meta:editing-duration>
    <meta:editing-cycles>1</meta:editing-cycles>
    <meta:document-statistic meta:table-count="1" meta:cell-count="1100" meta:object-count="0"/>
    <meta:generator>LibreOffice/7.3.4.2$Windows_X86_64 LibreOffice_project/728fec16bd5f605073805c3c9e7c4212a0120dc5</meta:generator>
  </office:meta>
</office:document-meta>
</file>